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156149" officeooo:paragraph-rsid="00156149" style:font-size-asian="8pt" style:font-size-complex="8pt"/>
    </style:style>
    <style:style style:name="P2" style:family="paragraph" style:parent-style-name="Standard">
      <style:text-properties fo:font-size="8pt" officeooo:rsid="00156149" officeooo:paragraph-rsid="024dcff5" style:font-size-asian="8pt" style:font-size-complex="8pt"/>
    </style:style>
    <style:style style:name="P3" style:family="paragraph" style:parent-style-name="Standard">
      <style:text-properties fo:font-size="8pt" officeooo:rsid="00156149" officeooo:paragraph-rsid="0256e845" style:font-size-asian="8pt" style:font-size-complex="8pt"/>
    </style:style>
    <style:style style:name="P4" style:family="paragraph" style:parent-style-name="Standard">
      <style:text-properties fo:font-size="8pt" officeooo:rsid="00156149" officeooo:paragraph-rsid="0258d683" style:font-size-asian="8pt" style:font-size-complex="8pt"/>
    </style:style>
    <style:style style:name="P5" style:family="paragraph" style:parent-style-name="Standard">
      <style:text-properties fo:font-size="8pt" officeooo:rsid="00156149" officeooo:paragraph-rsid="025cf829" style:font-size-asian="8pt" style:font-size-complex="8pt"/>
    </style:style>
    <style:style style:name="P6" style:family="paragraph" style:parent-style-name="Standard">
      <style:text-properties fo:font-size="8pt" officeooo:rsid="00156149" officeooo:paragraph-rsid="0260f896" style:font-size-asian="8pt" style:font-size-complex="8pt"/>
    </style:style>
    <style:style style:name="P7" style:family="paragraph" style:parent-style-name="Standard">
      <style:text-properties fo:font-size="8pt" officeooo:rsid="00156149" officeooo:paragraph-rsid="02641d6c" style:font-size-asian="8pt" style:font-size-complex="8pt"/>
    </style:style>
    <style:style style:name="P8" style:family="paragraph" style:parent-style-name="Standard">
      <style:text-properties fo:font-size="8pt" officeooo:rsid="00156149" officeooo:paragraph-rsid="026a8552" style:font-size-asian="8pt" style:font-size-complex="8pt"/>
    </style:style>
    <style:style style:name="P9" style:family="paragraph" style:parent-style-name="Standard">
      <style:text-properties fo:font-size="8pt" officeooo:rsid="00156149" officeooo:paragraph-rsid="026fc48c" style:font-size-asian="8pt" style:font-size-complex="8pt"/>
    </style:style>
    <style:style style:name="P10" style:family="paragraph" style:parent-style-name="Standard">
      <style:text-properties fo:font-size="8pt" officeooo:rsid="00156149" officeooo:paragraph-rsid="02800bbf" style:font-size-asian="8pt" style:font-size-complex="8pt"/>
    </style:style>
    <style:style style:name="P11" style:family="paragraph" style:parent-style-name="Standard">
      <style:text-properties fo:font-size="8pt" officeooo:rsid="00156149" officeooo:paragraph-rsid="0287c4f8" style:font-size-asian="8pt" style:font-size-complex="8pt"/>
    </style:style>
    <style:style style:name="P12" style:family="paragraph" style:parent-style-name="Standard">
      <style:text-properties fo:font-size="8pt" officeooo:rsid="00156149" officeooo:paragraph-rsid="02896ed8" style:font-size-asian="8pt" style:font-size-complex="8pt"/>
    </style:style>
    <style:style style:name="P13" style:family="paragraph" style:parent-style-name="Standard">
      <style:text-properties fo:font-size="8pt" officeooo:rsid="00156149" officeooo:paragraph-rsid="028bb7dc" style:font-size-asian="8pt" style:font-size-complex="8pt"/>
    </style:style>
    <style:style style:name="P14" style:family="paragraph" style:parent-style-name="Standard">
      <style:text-properties fo:font-size="8pt" officeooo:rsid="00156149" officeooo:paragraph-rsid="026b5ad2" style:font-size-asian="8pt" style:font-size-complex="8pt"/>
    </style:style>
    <style:style style:name="P15" style:family="paragraph" style:parent-style-name="Standard">
      <style:text-properties fo:font-size="8pt" officeooo:rsid="00156149" officeooo:paragraph-rsid="028bbf96" style:font-size-asian="8pt" style:font-size-complex="8pt"/>
    </style:style>
    <style:style style:name="P16" style:family="paragraph" style:parent-style-name="Standard">
      <style:text-properties fo:font-size="8pt" officeooo:rsid="00156149" officeooo:paragraph-rsid="028c6b43" style:font-size-asian="8pt" style:font-size-complex="8pt"/>
    </style:style>
    <style:style style:name="P17" style:family="paragraph" style:parent-style-name="Standard">
      <style:text-properties fo:font-size="8pt" officeooo:rsid="00156149" officeooo:paragraph-rsid="028e1ea9" style:font-size-asian="8pt" style:font-size-complex="8pt"/>
    </style:style>
    <style:style style:name="P18" style:family="paragraph" style:parent-style-name="Standard">
      <style:text-properties fo:font-size="8pt" officeooo:rsid="00156149" officeooo:paragraph-rsid="028e7139" style:font-size-asian="8pt" style:font-size-complex="8pt"/>
    </style:style>
    <style:style style:name="P19" style:family="paragraph" style:parent-style-name="Standard">
      <style:text-properties fo:font-size="8pt" officeooo:rsid="00156149" officeooo:paragraph-rsid="028ef6d2" style:font-size-asian="8pt" style:font-size-complex="8pt"/>
    </style:style>
    <style:style style:name="P20" style:family="paragraph" style:parent-style-name="Standard">
      <style:text-properties fo:font-size="8pt" officeooo:rsid="00156149" officeooo:paragraph-rsid="0297fb82" style:font-size-asian="8pt" style:font-size-complex="8pt"/>
    </style:style>
    <style:style style:name="P21" style:family="paragraph" style:parent-style-name="Standard">
      <style:text-properties fo:font-size="8pt" officeooo:rsid="00156149" officeooo:paragraph-rsid="0299f0ab" style:font-size-asian="8pt" style:font-size-complex="8pt"/>
    </style:style>
    <style:style style:name="P22" style:family="paragraph" style:parent-style-name="Standard">
      <style:text-properties fo:font-size="8pt" officeooo:rsid="00156149" officeooo:paragraph-rsid="029a1de3" style:font-size-asian="8pt" style:font-size-complex="8pt"/>
    </style:style>
    <style:style style:name="P23" style:family="paragraph" style:parent-style-name="Standard">
      <style:text-properties fo:font-size="8pt" officeooo:rsid="00156149" officeooo:paragraph-rsid="029b3bcc" style:font-size-asian="8pt" style:font-size-complex="8pt"/>
    </style:style>
    <style:style style:name="P24" style:family="paragraph" style:parent-style-name="Standard">
      <style:text-properties fo:font-size="8pt" officeooo:rsid="00156149" officeooo:paragraph-rsid="029e544e" style:font-size-asian="8pt" style:font-size-complex="8pt"/>
    </style:style>
    <style:style style:name="P25" style:family="paragraph" style:parent-style-name="Standard">
      <style:text-properties fo:font-size="8pt" officeooo:rsid="00156149" officeooo:paragraph-rsid="029f26a0" style:font-size-asian="8pt" style:font-size-complex="8pt"/>
    </style:style>
    <style:style style:name="P26" style:family="paragraph" style:parent-style-name="Standard">
      <style:text-properties fo:font-size="8pt" officeooo:rsid="00156149" officeooo:paragraph-rsid="02a09ef3" style:font-size-asian="8pt" style:font-size-complex="8pt"/>
    </style:style>
    <style:style style:name="P27" style:family="paragraph" style:parent-style-name="Standard">
      <style:text-properties fo:font-size="8pt" officeooo:rsid="00156149" officeooo:paragraph-rsid="0281ba9b" style:font-size-asian="8pt" style:font-size-complex="8pt"/>
    </style:style>
    <style:style style:name="P28" style:family="paragraph" style:parent-style-name="Standard">
      <style:text-properties fo:font-size="8pt" officeooo:rsid="00156149" officeooo:paragraph-rsid="02a17431" style:font-size-asian="8pt" style:font-size-complex="8pt"/>
    </style:style>
    <style:style style:name="P29" style:family="paragraph" style:parent-style-name="Standard">
      <style:text-properties fo:font-size="8pt" officeooo:rsid="00156149" officeooo:paragraph-rsid="02a2d3be" style:font-size-asian="8pt" style:font-size-complex="8pt"/>
    </style:style>
    <style:style style:name="P30" style:family="paragraph" style:parent-style-name="Standard">
      <style:text-properties fo:font-size="8pt" officeooo:rsid="00156149" officeooo:paragraph-rsid="02ab5987" style:font-size-asian="8pt" style:font-size-complex="8pt"/>
    </style:style>
    <style:style style:name="P31" style:family="paragraph" style:parent-style-name="Standard">
      <style:text-properties fo:font-size="8pt" officeooo:rsid="00156149" officeooo:paragraph-rsid="0289c10d" style:font-size-asian="8pt" style:font-size-complex="8pt"/>
    </style:style>
    <style:style style:name="P32" style:family="paragraph" style:parent-style-name="Standard">
      <style:text-properties fo:font-size="8pt" officeooo:rsid="00156149" officeooo:paragraph-rsid="02a913b9" style:font-size-asian="8pt" style:font-size-complex="8pt"/>
    </style:style>
    <style:style style:name="P33" style:family="paragraph" style:parent-style-name="Standard">
      <style:text-properties fo:font-size="8pt" officeooo:rsid="00156149" officeooo:paragraph-rsid="02acc90f" style:font-size-asian="8pt" style:font-size-complex="8pt"/>
    </style:style>
    <style:style style:name="P34" style:family="paragraph" style:parent-style-name="Standard">
      <style:text-properties fo:font-size="8pt" officeooo:rsid="00156149" officeooo:paragraph-rsid="02ad0dcd" style:font-size-asian="8pt" style:font-size-complex="8pt"/>
    </style:style>
    <style:style style:name="P35" style:family="paragraph" style:parent-style-name="Standard">
      <style:text-properties fo:font-size="8pt" officeooo:rsid="00156149" officeooo:paragraph-rsid="02af2992" style:font-size-asian="8pt" style:font-size-complex="8pt"/>
    </style:style>
    <style:style style:name="P36" style:family="paragraph" style:parent-style-name="Standard">
      <style:text-properties fo:font-size="8pt" officeooo:rsid="00156149" officeooo:paragraph-rsid="02b33bb3" style:font-size-asian="8pt" style:font-size-complex="8pt"/>
    </style:style>
    <style:style style:name="P37" style:family="paragraph" style:parent-style-name="Standard">
      <style:text-properties fo:font-size="8pt" officeooo:rsid="00156149" officeooo:paragraph-rsid="02b3fa6c" style:font-size-asian="8pt" style:font-size-complex="8pt"/>
    </style:style>
    <style:style style:name="P38" style:family="paragraph" style:parent-style-name="Standard">
      <style:text-properties fo:font-size="8pt" officeooo:rsid="00156149" officeooo:paragraph-rsid="02b6ddd1" style:font-size-asian="8pt" style:font-size-complex="8pt"/>
    </style:style>
    <style:style style:name="P39" style:family="paragraph" style:parent-style-name="Standard">
      <style:text-properties fo:font-size="8pt" officeooo:rsid="0022304a" officeooo:paragraph-rsid="0256f5f7" style:font-size-asian="8pt" style:font-size-complex="8pt"/>
    </style:style>
    <style:style style:name="P40" style:family="paragraph" style:parent-style-name="Standard">
      <style:text-properties fo:font-size="8pt" officeooo:rsid="0022304a" officeooo:paragraph-rsid="0292c81c" style:font-size-asian="8pt" style:font-size-complex="8pt"/>
    </style:style>
    <style:style style:name="P41" style:family="paragraph" style:parent-style-name="Standard">
      <style:text-properties fo:font-size="8pt" officeooo:rsid="0022304a" officeooo:paragraph-rsid="02946dfb" style:font-size-asian="8pt" style:font-size-complex="8pt"/>
    </style:style>
    <style:style style:name="P42" style:family="paragraph" style:parent-style-name="Standard">
      <style:text-properties fo:font-size="8pt" officeooo:rsid="0022304a" officeooo:paragraph-rsid="02997a55" style:font-size-asian="8pt" style:font-size-complex="8pt"/>
    </style:style>
    <style:style style:name="P43" style:family="paragraph" style:parent-style-name="Standard">
      <style:text-properties fo:font-size="8pt" officeooo:rsid="0022304a" officeooo:paragraph-rsid="029a1de3" style:font-size-asian="8pt" style:font-size-complex="8pt"/>
    </style:style>
    <style:style style:name="P44" style:family="paragraph" style:parent-style-name="Standard">
      <style:text-properties fo:font-size="8pt" officeooo:rsid="0022304a" officeooo:paragraph-rsid="029b3bcc" style:font-size-asian="8pt" style:font-size-complex="8pt"/>
    </style:style>
    <style:style style:name="P45" style:family="paragraph" style:parent-style-name="Standard">
      <style:text-properties fo:font-size="8pt" officeooo:rsid="0022304a" officeooo:paragraph-rsid="02ad6c52" style:font-size-asian="8pt" style:font-size-complex="8pt"/>
    </style:style>
    <style:style style:name="P46" style:family="paragraph" style:parent-style-name="Standard">
      <style:text-properties fo:font-size="8pt" officeooo:rsid="0022304a" officeooo:paragraph-rsid="02b82a5c" style:font-size-asian="8pt" style:font-size-complex="8pt"/>
    </style:style>
    <style:style style:name="P47" style:family="paragraph" style:parent-style-name="Standard">
      <style:text-properties fo:font-size="8pt" officeooo:rsid="00156149" officeooo:paragraph-rsid="02a2d3be" style:font-size-asian="8pt" style:font-size-complex="8pt"/>
    </style:style>
    <style:style style:name="P48" style:family="paragraph" style:parent-style-name="Standard">
      <style:text-properties fo:font-size="8pt" officeooo:rsid="00156149" officeooo:paragraph-rsid="02bbd319" style:font-size-asian="8pt" style:font-size-complex="8pt"/>
    </style:style>
    <style:style style:name="P49" style:family="paragraph" style:parent-style-name="Standard">
      <style:text-properties fo:font-size="8pt" officeooo:rsid="018c9b1d" officeooo:paragraph-rsid="02bbd319" style:font-size-asian="8pt" style:font-size-complex="8pt"/>
    </style:style>
    <style:style style:name="P50" style:family="paragraph" style:parent-style-name="Standard">
      <style:text-properties officeooo:rsid="018c9b1d" officeooo:paragraph-rsid="02bbd319"/>
    </style:style>
    <style:style style:name="T1" style:family="text">
      <style:text-properties officeooo:rsid="001bccc0"/>
    </style:style>
    <style:style style:name="T2" style:family="text">
      <style:text-properties officeooo:rsid="00768989"/>
    </style:style>
    <style:style style:name="T3" style:family="text">
      <style:text-properties officeooo:rsid="0222acd5"/>
    </style:style>
    <style:style style:name="T4" style:family="text">
      <style:text-properties officeooo:rsid="02414d09"/>
    </style:style>
    <style:style style:name="T5" style:family="text">
      <style:text-properties officeooo:rsid="024c496b"/>
    </style:style>
    <style:style style:name="T6" style:family="text">
      <style:text-properties officeooo:rsid="025364eb"/>
    </style:style>
    <style:style style:name="T7" style:family="text">
      <style:text-properties officeooo:rsid="0256f5f7"/>
    </style:style>
    <style:style style:name="T8" style:family="text">
      <style:text-properties officeooo:rsid="0258d683"/>
    </style:style>
    <style:style style:name="T9" style:family="text">
      <style:text-properties officeooo:rsid="025ef443"/>
    </style:style>
    <style:style style:name="T10" style:family="text">
      <style:text-properties officeooo:rsid="02641d6c"/>
    </style:style>
    <style:style style:name="T11" style:family="text">
      <style:text-properties officeooo:rsid="026b5ad2"/>
    </style:style>
    <style:style style:name="T12" style:family="text">
      <style:text-properties officeooo:rsid="0281ba9b"/>
    </style:style>
    <style:style style:name="T13" style:family="text">
      <style:text-properties officeooo:rsid="02896ed8"/>
    </style:style>
    <style:style style:name="T14" style:family="text">
      <style:text-properties officeooo:rsid="0289c10d"/>
    </style:style>
    <style:style style:name="T15" style:family="text">
      <style:text-properties officeooo:rsid="028bb7dc"/>
    </style:style>
    <style:style style:name="T16" style:family="text">
      <style:text-properties officeooo:rsid="028c6b43"/>
    </style:style>
    <style:style style:name="T17" style:family="text">
      <style:text-properties officeooo:rsid="028e1ea9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officeooo:rsid="028e1ea9" style:font-weight-asian="normal" style:font-weight-complex="normal"/>
    </style:style>
    <style:style style:name="T20" style:family="text">
      <style:text-properties officeooo:rsid="028ef6d2"/>
    </style:style>
    <style:style style:name="T21" style:family="text">
      <style:text-properties officeooo:rsid="0290cdc6"/>
    </style:style>
    <style:style style:name="T22" style:family="text">
      <style:text-properties officeooo:rsid="0292c81c"/>
    </style:style>
    <style:style style:name="T23" style:family="text">
      <style:text-properties officeooo:rsid="02946dfb"/>
    </style:style>
    <style:style style:name="T24" style:family="text">
      <style:text-properties officeooo:rsid="0299f0ab"/>
    </style:style>
    <style:style style:name="T25" style:family="text">
      <style:text-properties officeooo:rsid="029a1de3"/>
    </style:style>
    <style:style style:name="T26" style:family="text">
      <style:text-properties officeooo:rsid="029d26aa"/>
    </style:style>
    <style:style style:name="T27" style:family="text">
      <style:text-properties officeooo:rsid="029d655b"/>
    </style:style>
    <style:style style:name="T28" style:family="text">
      <style:text-properties officeooo:rsid="029d9dc4"/>
    </style:style>
    <style:style style:name="T29" style:family="text">
      <style:text-properties officeooo:rsid="029f26a0"/>
    </style:style>
    <style:style style:name="T30" style:family="text">
      <style:text-properties officeooo:rsid="02a0384f"/>
    </style:style>
    <style:style style:name="T31" style:family="text">
      <style:text-properties officeooo:rsid="02a09ef3"/>
    </style:style>
    <style:style style:name="T32" style:family="text">
      <style:text-properties officeooo:rsid="02a17431"/>
    </style:style>
    <style:style style:name="T33" style:family="text">
      <style:text-properties officeooo:rsid="02a2d3be"/>
    </style:style>
    <style:style style:name="T34" style:family="text">
      <style:text-properties officeooo:rsid="02aa64c9"/>
    </style:style>
    <style:style style:name="T35" style:family="text">
      <style:text-properties officeooo:rsid="02ab5987"/>
    </style:style>
    <style:style style:name="T36" style:family="text">
      <style:text-properties officeooo:rsid="02ad0dcd"/>
    </style:style>
    <style:style style:name="T37" style:family="text">
      <style:text-properties officeooo:rsid="02ad6c52"/>
    </style:style>
    <style:style style:name="T38" style:family="text">
      <style:text-properties officeooo:rsid="02ad9bd5"/>
    </style:style>
    <style:style style:name="T39" style:family="text">
      <style:text-properties officeooo:rsid="02ae15c4"/>
    </style:style>
    <style:style style:name="T40" style:family="text">
      <style:text-properties officeooo:rsid="02b33bb3"/>
    </style:style>
    <style:style style:name="T41" style:family="text">
      <style:text-properties officeooo:rsid="02b3fa6c"/>
    </style:style>
    <style:style style:name="T42" style:family="text">
      <style:text-properties officeooo:rsid="02b6ddd1"/>
    </style:style>
    <style:style style:name="T43" style:family="text">
      <style:text-properties officeooo:rsid="02b91da1"/>
    </style:style>
    <style:style style:name="T44" style:family="text">
      <style:text-properties officeooo:rsid="02920b1f"/>
    </style:style>
    <style:style style:name="T45" style:family="text">
      <style:text-properties officeooo:rsid="028dff08"/>
    </style:style>
    <style:style style:name="T46" style:family="text">
      <style:text-properties officeooo:rsid="0197d30f"/>
    </style:style>
    <style:style style:name="T47" style:family="text">
      <style:text-properties officeooo:rsid="028f1d55"/>
    </style:style>
    <style:style style:name="T48" style:family="text">
      <style:text-properties fo:color="#000000" officeooo:rsid="028f1d55"/>
    </style:style>
    <style:style style:name="T49" style:family="text">
      <style:text-properties fo:color="#000000" fo:font-size="8pt" officeooo:rsid="00156149" style:font-size-asian="8pt" style:font-size-complex="8pt"/>
    </style:style>
    <style:style style:name="T50" style:family="text">
      <style:text-properties fo:color="#000000" officeooo:rsid="02bd183a"/>
    </style:style>
    <style:style style:name="T51" style:family="text">
      <style:text-properties officeooo:rsid="02bbd319"/>
    </style:style>
    <style:style style:name="T52" style:family="text">
      <style:text-properties officeooo:rsid="02bd183a"/>
    </style:style>
    <style:style style:name="T53" style:family="text">
      <style:text-properties officeooo:rsid="02be3a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1">模块名:薪资核算</text:p>
      <text:p text:style-name="P36"><text:tab/>导航下拉名_<text:span text:style-name="T6">1</text:span>:薪资核算管理</text:p>
      <text:p text:style-name="P36"><text:tab/><text:tab/>导航名_<text:span text:style-name="T4">1</text:span>:发票管理<text:line-break/><text:tab/><text:tab/><text:tab/>功能名字_<text:span text:style-name="T3">1</text:span>:列表 <text:s/>功能类型:网格</text:p>
      <text:p text:style-name="P36"><text:tab/><text:tab/><text:tab/><text:tab/>隐藏字段_<text:span text:style-name="T11">1</text:span>:id编号</text:p>
      <text:p text:style-name="P36"><text:tab/><text:tab/><text:tab/><text:tab/>字段名称_<text:span text:style-name="T11">2:上交日期</text:span></text:p>
      <text:p text:style-name="P36"><text:tab/><text:tab/><text:tab/><text:tab/>字段名称_<text:span text:style-name="T15">3:发票金额</text:span></text:p>
      <text:p text:style-name="P36"><text:tab/><text:tab/><text:tab/><text:tab/>字段名称_<text:span text:style-name="T15">4</text:span>:上交人</text:p>
      <text:p text:style-name="P36"><text:tab/><text:tab/><text:tab/><text:tab/>字段名称_<text:span text:style-name="T15">5</text:span>:员工编号</text:p>
      <text:p text:style-name="P36"><text:tab/><text:tab/><text:tab/><text:tab/>字段名称_<text:span text:style-name="T15">6</text:span>:创建人</text:p>
      <text:p text:style-name="P36"><text:tab/><text:tab/><text:tab/><text:tab/>字段名称_<text:span text:style-name="T15">7</text:span>:修改人</text:p>
      <text:p text:style-name="P37"><text:tab/><text:tab/><text:tab/>功能名字_<text:span text:style-name="T41">2</text:span>:添加 <text:s/>功能类型:网格</text:p>
      <text:p text:style-name="P37"><text:tab/><text:tab/><text:tab/><text:tab/>字段名称_<text:span text:style-name="T42">1:上交日期<text:tab/><text:tab/>标签类型:日期框 必填</text:span></text:p>
      <text:p text:style-name="P37"><text:tab/><text:tab/><text:tab/><text:tab/>字段名称_<text:span text:style-name="T42">2:发票金额<text:tab/><text:tab/>标签类型:数字框 精确两位小数 必填</text:span></text:p>
      <text:p text:style-name="P37"><text:tab/><text:tab/><text:tab/><text:tab/>字段名称_<text:span text:style-name="T42">3</text:span>:上交人<text:tab/><text:tab/><text:tab/>标签类型:单选下拉列表<text:span text:style-name="T43">(员工编号/用户名) 必填</text:span></text:p>
      <text:p text:style-name="P37"><text:tab/><text:tab/><text:tab/>功能名字_<text:span text:style-name="T41">3</text:span>:编辑 <text:s/>功能类型:网格</text:p>
      <text:p text:style-name="P38"><text:tab/><text:tab/><text:tab/><text:tab/>隐藏字段_<text:span text:style-name="T11">1</text:span>:id编号</text:p>
      <text:p text:style-name="P38"><text:tab/><text:tab/><text:tab/><text:tab/>字段名称_<text:span text:style-name="T11">2:上交日期</text:span></text:p>
      <text:p text:style-name="P38"><text:tab/><text:tab/><text:tab/><text:tab/>字段名称_<text:span text:style-name="T15">3:发票金额</text:span></text:p>
      <text:p text:style-name="P38"><text:tab/><text:tab/><text:tab/><text:tab/>字段名称_<text:span text:style-name="T15">4</text:span>:上交人</text:p>
      <text:p text:style-name="P37"><text:tab/><text:tab/><text:tab/>功能名字_<text:span text:style-name="T41">4</text:span>:删除 <text:s/>功能类型:网格</text:p>
      <text:p text:style-name="P46"><text:tab/><text:tab/><text:tab/> <text:s text:c="7"/>提示:确定要删除这条数据么！</text:p>
      <text:p text:style-name="P46"><text:tab/><text:tab/><text:tab/><text:tab/>按钮_<text:span text:style-name="T2">1</text:span>:确认</text:p>
      <text:p text:style-name="P46"><text:tab/><text:tab/><text:tab/><text:tab/>按钮_<text:span text:style-name="T2">2</text:span>:取消</text:p>
      <text:p text:style-name="P2"><text:tab/>导航下拉名_<text:span text:style-name="T40">2</text:span>:薪资核算管理</text:p>
      <text:p text:style-name="P3"><text:tab/><text:tab/>导航名_<text:span text:style-name="T4">1</text:span>:薪资核算<text:line-break/><text:tab/><text:tab/><text:tab/>功能名字_<text:span text:style-name="T3">1</text:span>:列表 <text:s/>功能类型:网格</text:p>
      <text:p text:style-name="P14"><text:tab/><text:tab/><text:tab/><text:tab/>隐藏字段_<text:span text:style-name="T11">1</text:span>:id编号</text:p>
      <text:p text:style-name="P13"><text:bookmark-start text:name="__DdeLink__837_1538143845"/><text:tab/><text:tab/><text:tab/><text:tab/>字段名称_<text:span text:style-name="T11">2:年份</text:span></text:p>
      <text:p text:style-name="P3"><text:tab/><text:tab/><text:tab/><text:tab/>字段名称_<text:span text:style-name="T15">3:月份</text:span></text:p>
      <text:p text:style-name="P3"><text:tab/><text:tab/><text:tab/><text:tab/>字段名称_<text:span text:style-name="T15">4</text:span>:计薪周期<text:span text:style-name="T13">(开始)</text:span></text:p>
      <text:p text:style-name="P3"><text:tab/><text:tab/><text:tab/><text:tab/>字段名称_<text:span text:style-name="T15">5</text:span>:计薪周期<text:span text:style-name="T13">(结束)</text:span></text:p>
      <text:p text:style-name="P3"><text:tab/><text:tab/><text:tab/><text:tab/>字段名称_<text:span text:style-name="T15">6</text:span>:地区</text:p>
      <text:p text:style-name="P3"><text:tab/><text:tab/><text:tab/><text:tab/>字段名称_<text:span text:style-name="T15">7</text:span>:姓名</text:p>
      <text:p text:style-name="P3"><text:tab/><text:tab/><text:tab/><text:tab/>字段名称_<text:span text:style-name="T15">8</text:span>:部门</text:p>
      <text:p text:style-name="P3"><text:tab/><text:tab/><text:tab/><text:tab/>字段名称_<text:span text:style-name="T15">9</text:span>:岗位</text:p>
      <text:p text:style-name="P12"><text:tab/><text:tab/><text:tab/><text:tab/>字段名称_<text:span text:style-name="T15">10</text:span>:出勤天数</text:p>
      <text:p text:style-name="P12"><text:tab/><text:tab/><text:tab/><text:tab/>字段名称_<text:span text:style-name="T14">11</text:span>:员工工资</text:p>
      <text:p text:style-name="P12"><text:tab/><text:tab/><text:tab/><text:tab/>字段名称_<text:span text:style-name="T14">12</text:span>:电脑补助</text:p>
      <text:p text:style-name="P12"><text:tab/><text:tab/><text:tab/><text:tab/>字段名称_<text:span text:style-name="T14">13</text:span>:住宿补助</text:p>
      <text:p text:style-name="P12"><text:tab/><text:tab/><text:tab/><text:tab/>字段名称_<text:span text:style-name="T14">14</text:span>:工龄补助</text:p>
      <text:p text:style-name="P12"><text:tab/><text:tab/><text:tab/><text:tab/>字段名称_<text:span text:style-name="T14">15</text:span>:高温补助</text:p>
      <text:p text:style-name="P12"><text:tab/><text:tab/><text:tab/><text:tab/>字段名称_<text:span text:style-name="T14">16</text:span>:社保补助</text:p>
      <text:p text:style-name="P12"><text:tab/><text:tab/><text:tab/><text:tab/>字段名称_<text:span text:style-name="T14">17</text:span>:其他</text:p>
      <text:p text:style-name="P12"><text:tab/><text:tab/><text:tab/><text:tab/>字段名称_<text:span text:style-name="T14">18</text:span>:工资总额</text:p>
      <text:p text:style-name="P30"><text:tab/><text:tab/><text:tab/><text:tab/>字段名称_<text:span text:style-name="T14">19</text:span>:应税工资</text:p>
      <text:p text:style-name="P12"><text:tab/><text:tab/><text:tab/><text:tab/>字段名称_<text:span text:style-name="T35">20</text:span>:剩余加班天数</text:p>
      <text:p text:style-name="P30"><text:tab/><text:tab/><text:tab/><text:tab/>字段名称_<text:span text:style-name="T35">21</text:span>:假期加班天湖</text:p>
      <text:p text:style-name="P30"><text:tab/><text:tab/><text:tab/><text:tab/>字段名称_<text:span text:style-name="T35">22</text:span>:假期加班费</text:p>
      <text:p text:style-name="P12"><text:tab/><text:tab/><text:tab/><text:tab/>字段名称_<text:span text:style-name="T15">23</text:span>:社保扣款</text:p>
      <text:p text:style-name="P12"><text:tab/><text:tab/><text:tab/><text:tab/>字段名称_<text:span text:style-name="T14">24</text:span>:水电费扣款</text:p>
      <text:p text:style-name="P12"><text:tab/><text:tab/><text:tab/><text:tab/>字段名称_<text:span text:style-name="T14">25</text:span>:扣分合计</text:p>
      <text:p text:style-name="P12"><text:tab/><text:tab/><text:tab/><text:tab/>字段名称_<text:span text:style-name="T14">26</text:span>:奖励处罚扣款</text:p>
      <text:p text:style-name="P12"><text:tab/><text:tab/><text:tab/><text:tab/>字段名称_<text:span text:style-name="T14">27</text:span>:个税扣款</text:p>
      <text:p text:style-name="P30"><text:soft-page-break/><text:tab/><text:tab/><text:tab/><text:tab/>字段名称_<text:span text:style-name="T14">28</text:span>:请假天数</text:p>
      <text:p text:style-name="P12"><text:tab/><text:tab/><text:tab/><text:tab/>字段名称_<text:span text:style-name="T14">29</text:span>:事病假扣款</text:p>
      <text:p text:style-name="P30"><text:tab/><text:tab/><text:tab/><text:tab/>字段名称_<text:span text:style-name="T35">30</text:span>:旷工天数</text:p>
      <text:p text:style-name="P12"><text:tab/><text:tab/><text:tab/><text:tab/>字段名称_<text:span text:style-name="T35">31</text:span>:旷工扣款</text:p>
      <text:p text:style-name="P12"><text:tab/><text:tab/><text:tab/><text:tab/>字段名称_<text:span text:style-name="T35">32</text:span>:实发工资</text:p>
      <text:p text:style-name="P12"><text:tab/><text:tab/><text:tab/><text:tab/>字段名称_<text:span text:style-name="T35">33</text:span>:是否缴纳个人所得税</text:p>
      <text:p text:style-name="P12"><text:tab/><text:tab/><text:tab/><text:tab/>字段名称_<text:span text:style-name="T35">34</text:span>:本月第一次发工资</text:p>
      <text:p text:style-name="P12"><text:tab/><text:tab/><text:tab/><text:tab/>字段名称_<text:span text:style-name="T35">35</text:span>:本月第二次发工资</text:p>
      <text:p text:style-name="P30"><text:tab/><text:tab/><text:tab/><text:tab/>字段名称_<text:span text:style-name="T35">36</text:span>:第一次付款时间</text:p>
      <text:p text:style-name="P30"><text:tab/><text:tab/><text:tab/><text:tab/>字段名称_<text:span text:style-name="T35">37</text:span>:第二次付款时间</text:p>
      <text:p text:style-name="P30"><text:tab/><text:tab/><text:tab/><text:tab/>字段名称_<text:span text:style-name="T35">38</text:span>:第一次是否发放</text:p>
      <text:p text:style-name="P30"><text:tab/><text:tab/><text:tab/><text:tab/>字段名称_<text:span text:style-name="T35">39</text:span>:第二次是否发放</text:p>
      <text:p text:style-name="P30"><text:tab/><text:tab/><text:tab/><text:tab/>字段名称_<text:span text:style-name="T35">40</text:span>:第一次确认时间</text:p>
      <text:p text:style-name="P30"><text:tab/><text:tab/><text:tab/><text:tab/>字段名称_<text:span text:style-name="T35">41</text:span>:第二次确认时间</text:p>
      <text:p text:style-name="P12"><text:tab/><text:tab/><text:tab/><text:tab/>字段名称_<text:span text:style-name="T35">42</text:span>:本月需缴发票金额</text:p>
      <text:p text:style-name="P12"><text:tab/><text:tab/><text:tab/><text:tab/>字段名称_<text:span text:style-name="T35">43</text:span>:累计已缴发票金额</text:p>
      <text:p text:style-name="P31"><text:tab/><text:tab/><text:tab/><text:tab/>字段名称_<text:span text:style-name="T35">44</text:span>:累积上交发票金额<text:bookmark-end text:name="__DdeLink__837_1538143845"/></text:p>
      <text:p text:style-name="P30"><text:tab/><text:tab/><text:tab/><text:tab/>字段名称_<text:span text:style-name="T35">45</text:span>:状态</text:p>
      <text:p text:style-name="P3"><text:bookmark-start text:name="__DdeLink__1589_895463868"/><text:tab/><text:tab/><text:tab/>功能名字_<text:span text:style-name="T7">2</text:span>:添加 <text:s/>功能类型:编辑</text:p>
      <text:p text:style-name="P15"><text:bookmark-start text:name="__DdeLink__825_1538143845"/><text:tab/><text:tab/><text:tab/><text:tab/>字段名称_<text:span text:style-name="T21">1:年份<text:tab/><text:tab/><text:tab/><text:tab/></text:span>标签类型:数字框 <text:span text:style-name="T1"><text:s/></text:span>必填</text:p>
      <text:p text:style-name="P13"><text:bookmark-start text:name="__DdeLink__558_795245655"/><text:tab/><text:tab/><text:tab/><text:tab/>字段名称_<text:span text:style-name="T11">2:月份<text:tab/><text:tab/><text:tab/><text:tab/></text:span>标签类型:数字框 <text:span text:style-name="T16">(1-12)</text:span> <text:span text:style-name="T1"><text:s/></text:span>必填<text:bookmark-end text:name="__DdeLink__558_795245655"/></text:p>
      <text:p text:style-name="P16"><text:tab/><text:tab/><text:tab/><text:tab/>字段名称_<text:span text:style-name="T11">3</text:span>:计薪周期<text:span text:style-name="T13">(开始)<text:tab/><text:tab/><text:tab/></text:span>标签类型:日期框 <text:span text:style-name="T1"><text:s/></text:span>必填</text:p>
      <text:p text:style-name="P16"><text:tab/><text:tab/><text:tab/><text:tab/>字段名称_<text:span text:style-name="T11">4</text:span>:计薪周期<text:span text:style-name="T13">(结束)<text:tab/><text:tab/><text:tab/></text:span>标签类型:日期框 <text:span text:style-name="T1"><text:s/></text:span>必填</text:p>
      <text:p text:style-name="P16"><text:tab/><text:tab/><text:tab/><text:tab/>字段名称_<text:span text:style-name="T11">5</text:span>:地区<text:tab/><text:tab/><text:tab/><text:tab/>标签类型:单选下拉框 可编辑 <text:span text:style-name="T1"><text:s/></text:span>必填</text:p>
      <text:p text:style-name="P16"><text:tab/><text:tab/><text:tab/><text:tab/>字段名称_<text:span text:style-name="T11">6</text:span>:姓名<text:tab/><text:tab/><text:tab/><text:tab/>标签类型:单选下拉框 可编辑 <text:span text:style-name="T1"><text:s/></text:span>必填</text:p>
      <text:p text:style-name="P16"><text:tab/><text:tab/><text:tab/><text:tab/>字段名称_<text:span text:style-name="T11">7</text:span>:部门<text:tab/><text:tab/><text:tab/><text:tab/>标签类型:单选下拉框 可编辑 <text:span text:style-name="T1"><text:s/></text:span>必填</text:p>
      <text:p text:style-name="P16"><text:tab/><text:tab/><text:tab/><text:tab/>字段名称_<text:span text:style-name="T11">8</text:span>:岗位<text:tab/><text:tab/><text:tab/><text:tab/>标签类型:单选下拉框 可编辑 <text:span text:style-name="T1"><text:s text:c="2"/></text:span>必填</text:p>
      <text:p text:style-name="P16"><text:tab/><text:tab/><text:tab/><text:tab/>字段名称_<text:span text:style-name="T14">9</text:span>:出勤天数<text:tab/><text:tab/><text:tab/>标签类型:数字框 <text:span text:style-name="T17">(保留两位小数)</text:span> <text:span text:style-name="T1"><text:s/></text:span>必填</text:p>
      <text:p text:style-name="P16"><text:tab/><text:tab/><text:tab/><text:tab/>字段名称_<text:span text:style-name="T14">10</text:span>:员工工资<text:tab/><text:tab/><text:tab/>标签类型:<text:bookmark-start text:name="__DdeLink__814_1538143845"/>数字框<text:bookmark-end text:name="__DdeLink__814_1538143845"/> <text:span text:style-name="T17">(保留两位小数) <text:s/></text:span>必填</text:p>
      <text:p text:style-name="P18"><text:tab/><text:tab/><text:tab/><text:tab/>字段名称_<text:span text:style-name="T14">11</text:span>:电脑补助<text:tab/><text:tab/><text:tab/>标签类型:数字框 <text:span text:style-name="T17">(保留两位小数) <text:s/></text:span>必填</text:p>
      <text:p text:style-name="P18"><text:tab/><text:tab/><text:tab/><text:tab/>字段名称_<text:span text:style-name="T14">12</text:span>:住宿补助<text:tab/><text:tab/><text:tab/>标签类型:数字框<text:span text:style-name="T18"> </text:span><text:span text:style-name="T19">(保留两位小数) </text:span>必填</text:p>
      <text:p text:style-name="P17"><text:tab/><text:tab/><text:tab/><text:tab/>字段名称_<text:span text:style-name="T14">13</text:span>:工龄补助<text:tab/><text:tab/><text:tab/>标签类型:数字框 <text:span text:style-name="T17">(保留两位小数) <text:s/></text:span>必填</text:p>
      <text:p text:style-name="P17"><text:tab/><text:tab/><text:tab/><text:tab/>字段名称_<text:span text:style-name="T14">14</text:span>:高温补助<text:tab/><text:tab/><text:tab/>标签类型:数字框 <text:span text:style-name="T17">(保留两位小数) <text:s/></text:span>必填</text:p>
      <text:p text:style-name="P17"><text:tab/><text:tab/><text:tab/><text:tab/>字段名称_<text:span text:style-name="T14">15</text:span>:社保补助<text:tab/><text:tab/><text:tab/>标签类型:数字框 <text:span text:style-name="T17">(保留两位小数) <text:s/></text:span>必填</text:p>
      <text:p text:style-name="P32"><text:tab/><text:tab/><text:tab/><text:tab/>字段名称_<text:span text:style-name="T14">16</text:span>:其他<text:tab/><text:tab/><text:tab/><text:tab/>标签类型:数字框 <text:span text:style-name="T20">(保留两位小数)</text:span> <text:span text:style-name="T1"><text:s/></text:span>必填</text:p>
      <text:p text:style-name="P30"><text:tab/><text:tab/><text:tab/><text:tab/>字段名称_<text:span text:style-name="T14">17</text:span>:社保扣款<text:tab/><text:tab/><text:tab/>标签类型:数字框<text:span text:style-name="T1"> (保留两位小数) <text:s/></text:span>必填</text:p>
      <text:p text:style-name="P30"><text:tab/><text:tab/><text:tab/><text:tab/>字段名称_<text:span text:style-name="T35">18</text:span>:水电费扣款<text:tab/><text:tab/><text:tab/>标签类型:数字框 <text:span text:style-name="T1">(保留两位小数) <text:s/></text:span>必填</text:p>
      <text:p text:style-name="P30"><text:tab/><text:tab/><text:tab/><text:tab/>字段名称_<text:span text:style-name="T14">19</text:span>:剩余加班天数<text:tab/><text:tab/><text:tab/>标签类型:数字框 <text:span text:style-name="T1">(保留两位小数) <text:s/></text:span>必填</text:p>
      <text:p text:style-name="P19"><text:tab/><text:tab/><text:tab/><text:tab/>字段名称_<text:span text:style-name="T35">20</text:span>:假期加班天数<text:tab/><text:tab/><text:tab/>标签类型:数字框 <text:span text:style-name="T1">(保留两位小数) <text:s/></text:span>必填</text:p>
      <text:p text:style-name="P19"><text:tab/><text:tab/><text:tab/><text:tab/>字段名称_<text:span text:style-name="T14">21</text:span>:扣分合计<text:tab/><text:tab/><text:tab/>标签类型:数字框<text:span text:style-name="T20"> <text:s/></text:span>必填</text:p>
      <text:p text:style-name="P19"><text:tab/><text:tab/><text:tab/><text:tab/>字段名称_<text:span text:style-name="T14">22</text:span>:请假天数<text:tab/><text:tab/><text:tab/>标签类型:数字框 <text:span text:style-name="T1">(保留两位小数) <text:s/></text:span>必填</text:p>
      <text:p text:style-name="P19"><text:tab/><text:tab/><text:tab/><text:tab/>字段名称_<text:span text:style-name="T14">23</text:span>:旷工天数<text:tab/><text:tab/><text:tab/>标签类型:数字框 <text:span text:style-name="T1">(保留两位小数) <text:s/></text:span>必填</text:p>
      <text:p text:style-name="P16"><text:tab/><text:tab/><text:tab/><text:tab/>字段名称_<text:span text:style-name="T14">24</text:span>:是否缴纳个人所得税<text:tab/><text:tab/>标签类型:单选下拉框 <text:span text:style-name="T20">(是/否)</text:span> <text:span text:style-name="T1"><text:s/></text:span>必填<text:bookmark-end text:name="__DdeLink__825_1538143845"/></text:p>
      <text:p text:style-name="P3"><text:tab/><text:tab/><text:tab/><text:tab/>按钮_<text:span text:style-name="T34">25</text:span>:提交<text:bookmark-end text:name="__DdeLink__1589_895463868"/></text:p>
      <text:p text:style-name="P3"><text:tab/><text:tab/><text:tab/>功能名字_<text:span text:style-name="T7">3</text:span>:编辑 <text:s/>功能类型:编辑</text:p>
      <text:p text:style-name="P33"><text:tab/><text:tab/><text:tab/><text:tab/>字段名称_<text:span text:style-name="T21">1:年份<text:tab/><text:tab/><text:tab/><text:tab/></text:span>标签类型:数字框 <text:span text:style-name="T1"><text:s/></text:span>必填</text:p>
      <text:p text:style-name="P33"><text:bookmark-start text:name="__DdeLink__558_7952456551"/><text:tab/><text:tab/><text:tab/><text:tab/>字段名称_<text:span text:style-name="T11">2:月份<text:tab/><text:tab/><text:tab/><text:tab/></text:span>标签类型:数字框 <text:span text:style-name="T16">(1-12)</text:span> <text:span text:style-name="T1"><text:s/></text:span>必填<text:bookmark-end text:name="__DdeLink__558_7952456551"/></text:p>
      <text:p text:style-name="P33"><text:tab/><text:tab/><text:tab/><text:tab/>字段名称_<text:span text:style-name="T11">3</text:span>:计薪周期<text:span text:style-name="T13">(开始)<text:tab/><text:tab/><text:tab/></text:span>标签类型:日期框 <text:span text:style-name="T1"><text:s/></text:span>必填</text:p>
      <text:p text:style-name="P33"><text:tab/><text:tab/><text:tab/><text:tab/>字段名称_<text:span text:style-name="T11">4</text:span>:计薪周期<text:span text:style-name="T13">(结束)<text:tab/><text:tab/><text:tab/></text:span>标签类型:日期框 <text:span text:style-name="T1"><text:s/></text:span>必填</text:p>
      <text:p text:style-name="P33"><text:tab/><text:tab/><text:tab/><text:tab/>字段名称_<text:span text:style-name="T11">5</text:span>:地区<text:tab/><text:tab/><text:tab/><text:tab/>标签类型:单选下拉框 可编辑 <text:span text:style-name="T1"><text:s/></text:span>必填</text:p>
      <text:p text:style-name="P33"><text:tab/><text:tab/><text:tab/><text:tab/>字段名称_<text:span text:style-name="T11">6</text:span>:姓名<text:tab/><text:tab/><text:tab/><text:tab/>标签类型:单选下拉框 可编辑 <text:span text:style-name="T1"><text:s/></text:span>必填</text:p>
      <text:p text:style-name="P33"><text:tab/><text:tab/><text:tab/><text:tab/>字段名称_<text:span text:style-name="T11">7</text:span>:部门<text:tab/><text:tab/><text:tab/><text:tab/>标签类型:单选下拉框 可编辑 <text:span text:style-name="T1"><text:s/></text:span>必填</text:p>
      <text:p text:style-name="P33"><text:tab/><text:tab/><text:tab/><text:tab/>字段名称_<text:span text:style-name="T11">8</text:span>:岗位<text:tab/><text:tab/><text:tab/><text:tab/>标签类型:单选下拉框 可编辑 <text:span text:style-name="T1"><text:s text:c="2"/></text:span>必填</text:p>
      <text:p text:style-name="P33"><text:tab/><text:tab/><text:tab/><text:tab/>字段名称_<text:span text:style-name="T14">9</text:span>:出勤天数<text:tab/><text:tab/><text:tab/>标签类型:数字框 <text:span text:style-name="T17">(保留两位小数)</text:span> <text:span text:style-name="T1"><text:s/></text:span>必填</text:p>
      <text:p text:style-name="P33"><text:tab/><text:tab/><text:tab/><text:tab/>字段名称_<text:span text:style-name="T14">10</text:span>:员工工资<text:tab/><text:tab/><text:tab/>标签类型:<text:bookmark-start text:name="__DdeLink__814_15381438451"/>数字框<text:bookmark-end text:name="__DdeLink__814_15381438451"/> <text:span text:style-name="T17">(保留两位小数) <text:s/></text:span>必填</text:p>
      <text:p text:style-name="P33"><text:tab/><text:tab/><text:tab/><text:tab/>字段名称_<text:span text:style-name="T14">11</text:span>:电脑补助<text:tab/><text:tab/><text:tab/>标签类型:数字框 <text:span text:style-name="T17">(保留两位小数) <text:s/></text:span>必填</text:p>
      <text:p text:style-name="P33"><text:tab/><text:tab/><text:tab/><text:tab/>字段名称_<text:span text:style-name="T14">12</text:span>:住宿补助<text:tab/><text:tab/><text:tab/>标签类型:数字框<text:span text:style-name="T18"> </text:span><text:span text:style-name="T19">(保留两位小数) </text:span>必填</text:p>
      <text:p text:style-name="P33"><text:soft-page-break/><text:tab/><text:tab/><text:tab/><text:tab/>字段名称_<text:span text:style-name="T14">13</text:span>:工龄补助<text:tab/><text:tab/><text:tab/>标签类型:数字框 <text:span text:style-name="T17">(保留两位小数) <text:s/></text:span>必填</text:p>
      <text:p text:style-name="P33"><text:tab/><text:tab/><text:tab/><text:tab/>字段名称_<text:span text:style-name="T14">14</text:span>:高温补助<text:tab/><text:tab/><text:tab/>标签类型:数字框 <text:span text:style-name="T17">(保留两位小数) <text:s/></text:span>必填</text:p>
      <text:p text:style-name="P33"><text:tab/><text:tab/><text:tab/><text:tab/>字段名称_<text:span text:style-name="T14">15</text:span>:社保补助<text:tab/><text:tab/><text:tab/>标签类型:数字框 <text:span text:style-name="T17">(保留两位小数) <text:s/></text:span>必填</text:p>
      <text:p text:style-name="P33"><text:tab/><text:tab/><text:tab/><text:tab/>字段名称_<text:span text:style-name="T14">16</text:span>:其他<text:tab/><text:tab/><text:tab/><text:tab/>标签类型:数字框 <text:span text:style-name="T20">(保留两位小数)</text:span> <text:span text:style-name="T1"><text:s/></text:span>必填</text:p>
      <text:p text:style-name="P33"><text:tab/><text:tab/><text:tab/><text:tab/>字段名称_<text:span text:style-name="T14">17</text:span>:社保扣款<text:tab/><text:tab/><text:tab/>标签类型:数字框<text:span text:style-name="T1"> (保留两位小数) <text:s/></text:span>必填</text:p>
      <text:p text:style-name="P33"><text:tab/><text:tab/><text:tab/><text:tab/>字段名称_<text:span text:style-name="T35">18</text:span>:水电费扣款<text:tab/><text:tab/><text:tab/>标签类型:数字框 <text:span text:style-name="T1">(保留两位小数) <text:s/></text:span>必填</text:p>
      <text:p text:style-name="P33"><text:tab/><text:tab/><text:tab/><text:tab/>字段名称_<text:span text:style-name="T14">19</text:span>:剩余加班天数<text:tab/><text:tab/><text:tab/>标签类型:数字框 <text:span text:style-name="T1">(保留两位小数) <text:s/></text:span>必填</text:p>
      <text:p text:style-name="P33"><text:tab/><text:tab/><text:tab/><text:tab/>字段名称_<text:span text:style-name="T35">20</text:span>:假期加班天数<text:tab/><text:tab/><text:tab/>标签类型:数字框 <text:span text:style-name="T1">(保留两位小数) <text:s/></text:span>必填</text:p>
      <text:p text:style-name="P33"><text:tab/><text:tab/><text:tab/><text:tab/>字段名称_<text:span text:style-name="T14">21</text:span>:扣分合计<text:tab/><text:tab/><text:tab/>标签类型:数字框<text:span text:style-name="T20"> <text:s/></text:span>必填</text:p>
      <text:p text:style-name="P33"><text:tab/><text:tab/><text:tab/><text:tab/>字段名称_<text:span text:style-name="T14">22</text:span>:请假天数<text:tab/><text:tab/><text:tab/>标签类型:数字框 <text:span text:style-name="T1">(保留两位小数) <text:s/></text:span>必填</text:p>
      <text:p text:style-name="P33"><text:tab/><text:tab/><text:tab/><text:tab/>字段名称_<text:span text:style-name="T14">23</text:span>:旷工天数<text:tab/><text:tab/><text:tab/>标签类型:数字框 <text:span text:style-name="T1">(保留两位小数) <text:s/></text:span>必填</text:p>
      <text:p text:style-name="P33"><text:tab/><text:tab/><text:tab/><text:tab/>字段名称_<text:span text:style-name="T14">24</text:span>:是否缴纳个人所得税<text:tab/><text:tab/>标签类型:单选下拉框 <text:span text:style-name="T20">(是/否)</text:span> <text:span text:style-name="T1"><text:s/></text:span>必填</text:p>
      <text:p text:style-name="P3"><text:tab/><text:tab/><text:tab/><text:tab/>隐藏字段_<text:span text:style-name="T34">25</text:span>:id</text:p>
      <text:p text:style-name="P3"><text:tab/><text:tab/><text:tab/><text:tab/>按钮_<text:span text:style-name="T34">26</text:span>:提交</text:p>
      <text:p text:style-name="P40"><text:tab/><text:tab/><text:tab/>功能名称_4:导入 功能类型:编辑</text:p>
      <text:p text:style-name="P40"><text:tab/><text:tab/><text:tab/> <text:s text:c="7"/><text:tab/>字段名称_<text:span text:style-name="T22">1:Excel上传<text:tab/><text:tab/><text:tab/>标签类型:文件上传 (单文件上传) <text:s/>必填</text:span></text:p>
      <text:p text:style-name="P40"><text:tab/><text:tab/><text:tab/><text:tab/>按钮_<text:span text:style-name="T2">1</text:span>:确认</text:p>
      <text:p text:style-name="P40"><text:tab/><text:tab/><text:tab/><text:tab/>按钮_<text:span text:style-name="T2">2</text:span>:取消</text:p>
      <text:p text:style-name="P39"><text:tab/><text:tab/><text:tab/>功能名称_4:导出 功能类型:编辑</text:p>
      <text:p text:style-name="P39"><text:tab/><text:tab/><text:tab/> <text:s text:c="7"/><text:tab/>字段名称_<text:span text:style-name="T23">1:年份<text:tab/><text:tab/><text:tab/><text:tab/>标签类型:数字框 <text:s/>必填</text:span></text:p>
      <text:p text:style-name="P41"><text:tab/><text:tab/><text:tab/> <text:s text:c="7"/><text:tab/>字段名称_<text:span text:style-name="T23">2:月份<text:tab/><text:tab/><text:tab/><text:tab/>标签类型:数字框 <text:s/>必填</text:span></text:p>
      <text:p text:style-name="P39"><text:tab/><text:tab/><text:tab/><text:tab/>按钮_<text:span text:style-name="T2">1</text:span>:确认</text:p>
      <text:p text:style-name="P39"><text:tab/><text:tab/><text:tab/><text:tab/>按钮_<text:span text:style-name="T2">2</text:span>:取消</text:p>
      <text:p text:style-name="P41"><text:tab/><text:tab/><text:tab/>功能名称_<text:span text:style-name="T36">5</text:span>:删除 功能类型:编辑</text:p>
      <text:p text:style-name="P41"><text:tab/><text:tab/><text:tab/> <text:s text:c="7"/>提示:确定要删除这条数据么！</text:p>
      <text:p text:style-name="P41"><text:tab/><text:tab/><text:tab/><text:tab/>按钮_<text:span text:style-name="T2">1</text:span>:确认</text:p>
      <text:p text:style-name="P41"><text:tab/><text:tab/><text:tab/><text:tab/>按钮_<text:span text:style-name="T2">2</text:span>:取消</text:p>
      <text:p text:style-name="P34"><text:tab/><text:tab/>导航名_<text:span text:style-name="T36">2</text:span>:待确认薪资<text:line-break/><text:tab/><text:tab/><text:tab/>功能名字_<text:span text:style-name="T3">1</text:span>:列表 <text:s/>功能类型:网格</text:p>
      <text:p text:style-name="P34"><text:tab/><text:tab/><text:tab/><text:tab/>隐藏字段_<text:span text:style-name="T11">1</text:span>:id编号</text:p>
      <text:p text:style-name="P34"><text:bookmark-start text:name="__DdeLink__837_15381438451"/><text:tab/><text:tab/><text:tab/><text:tab/>字段名称_<text:span text:style-name="T11">2:年份</text:span></text:p>
      <text:p text:style-name="P34"><text:tab/><text:tab/><text:tab/><text:tab/>字段名称_<text:span text:style-name="T15">3:月份</text:span></text:p>
      <text:p text:style-name="P34"><text:tab/><text:tab/><text:tab/><text:tab/>字段名称_<text:span text:style-name="T15">4</text:span>:计薪周期<text:span text:style-name="T13">(开始)</text:span></text:p>
      <text:p text:style-name="P34"><text:tab/><text:tab/><text:tab/><text:tab/>字段名称_<text:span text:style-name="T15">5</text:span>:计薪周期<text:span text:style-name="T13">(结束)</text:span></text:p>
      <text:p text:style-name="P34"><text:tab/><text:tab/><text:tab/><text:tab/>字段名称_<text:span text:style-name="T15">6</text:span>:地区</text:p>
      <text:p text:style-name="P34"><text:tab/><text:tab/><text:tab/><text:tab/>字段名称_<text:span text:style-name="T15">7</text:span>:姓名</text:p>
      <text:p text:style-name="P34"><text:tab/><text:tab/><text:tab/><text:tab/>字段名称_<text:span text:style-name="T15">8</text:span>:部门</text:p>
      <text:p text:style-name="P34"><text:tab/><text:tab/><text:tab/><text:tab/>字段名称_<text:span text:style-name="T15">9</text:span>:岗位</text:p>
      <text:p text:style-name="P34"><text:tab/><text:tab/><text:tab/><text:tab/>字段名称_<text:span text:style-name="T15">10</text:span>:出勤天数</text:p>
      <text:p text:style-name="P34"><text:tab/><text:tab/><text:tab/><text:tab/>字段名称_<text:span text:style-name="T14">11</text:span>:员工工资</text:p>
      <text:p text:style-name="P34"><text:tab/><text:tab/><text:tab/><text:tab/>字段名称_<text:span text:style-name="T14">12</text:span>:电脑补助</text:p>
      <text:p text:style-name="P34"><text:tab/><text:tab/><text:tab/><text:tab/>字段名称_<text:span text:style-name="T14">13</text:span>:住宿补助</text:p>
      <text:p text:style-name="P34"><text:tab/><text:tab/><text:tab/><text:tab/>字段名称_<text:span text:style-name="T14">14</text:span>:工龄补助</text:p>
      <text:p text:style-name="P34"><text:tab/><text:tab/><text:tab/><text:tab/>字段名称_<text:span text:style-name="T14">15</text:span>:高温补助</text:p>
      <text:p text:style-name="P34"><text:tab/><text:tab/><text:tab/><text:tab/>字段名称_<text:span text:style-name="T14">16</text:span>:社保补助</text:p>
      <text:p text:style-name="P34"><text:tab/><text:tab/><text:tab/><text:tab/>字段名称_<text:span text:style-name="T14">17</text:span>:其他</text:p>
      <text:p text:style-name="P34"><text:tab/><text:tab/><text:tab/><text:tab/>字段名称_<text:span text:style-name="T14">18</text:span>:工资总额</text:p>
      <text:p text:style-name="P34"><text:tab/><text:tab/><text:tab/><text:tab/>字段名称_<text:span text:style-name="T14">19</text:span>:应税工资</text:p>
      <text:p text:style-name="P34"><text:tab/><text:tab/><text:tab/><text:tab/>字段名称_<text:span text:style-name="T35">20</text:span>:剩余加班天数</text:p>
      <text:p text:style-name="P34"><text:tab/><text:tab/><text:tab/><text:tab/>字段名称_<text:span text:style-name="T35">21</text:span>:假期加班天湖</text:p>
      <text:p text:style-name="P34"><text:tab/><text:tab/><text:tab/><text:tab/>字段名称_<text:span text:style-name="T35">22</text:span>:假期加班费</text:p>
      <text:p text:style-name="P34"><text:tab/><text:tab/><text:tab/><text:tab/>字段名称_<text:span text:style-name="T15">23</text:span>:社保扣款</text:p>
      <text:p text:style-name="P34"><text:tab/><text:tab/><text:tab/><text:tab/>字段名称_<text:span text:style-name="T14">24</text:span>:水电费扣款</text:p>
      <text:p text:style-name="P34"><text:tab/><text:tab/><text:tab/><text:tab/>字段名称_<text:span text:style-name="T14">25</text:span>:扣分合计</text:p>
      <text:p text:style-name="P34"><text:tab/><text:tab/><text:tab/><text:tab/>字段名称_<text:span text:style-name="T14">26</text:span>:奖励处罚扣款</text:p>
      <text:p text:style-name="P34"><text:tab/><text:tab/><text:tab/><text:tab/>字段名称_<text:span text:style-name="T14">27</text:span>:个税扣款</text:p>
      <text:p text:style-name="P34"><text:tab/><text:tab/><text:tab/><text:tab/>字段名称_<text:span text:style-name="T14">28</text:span>:请假天数</text:p>
      <text:p text:style-name="P34"><text:soft-page-break/><text:tab/><text:tab/><text:tab/><text:tab/>字段名称_<text:span text:style-name="T14">29</text:span>:事病假扣款</text:p>
      <text:p text:style-name="P34"><text:tab/><text:tab/><text:tab/><text:tab/>字段名称_<text:span text:style-name="T35">30</text:span>:旷工天数</text:p>
      <text:p text:style-name="P34"><text:tab/><text:tab/><text:tab/><text:tab/>字段名称_<text:span text:style-name="T35">31</text:span>:旷工扣款</text:p>
      <text:p text:style-name="P34"><text:tab/><text:tab/><text:tab/><text:tab/>字段名称_<text:span text:style-name="T35">32</text:span>:实发工资</text:p>
      <text:p text:style-name="P34"><text:tab/><text:tab/><text:tab/><text:tab/>字段名称_<text:span text:style-name="T35">33</text:span>:是否缴纳个人所得税</text:p>
      <text:p text:style-name="P34"><text:tab/><text:tab/><text:tab/><text:tab/>字段名称_<text:span text:style-name="T35">34</text:span>:本月第一次发工资</text:p>
      <text:p text:style-name="P34"><text:tab/><text:tab/><text:tab/><text:tab/>字段名称_<text:span text:style-name="T35">35</text:span>:本月第二次发工资</text:p>
      <text:p text:style-name="P34"><text:tab/><text:tab/><text:tab/><text:tab/>字段名称_<text:span text:style-name="T35">36</text:span>:第一次付款时间</text:p>
      <text:p text:style-name="P34"><text:tab/><text:tab/><text:tab/><text:tab/>字段名称_<text:span text:style-name="T35">37</text:span>:第二次付款时间</text:p>
      <text:p text:style-name="P34"><text:tab/><text:tab/><text:tab/><text:tab/>字段名称_<text:span text:style-name="T35">38</text:span>:第一次是否发放</text:p>
      <text:p text:style-name="P34"><text:tab/><text:tab/><text:tab/><text:tab/>字段名称_<text:span text:style-name="T35">39</text:span>:第二次是否发放</text:p>
      <text:p text:style-name="P34"><text:tab/><text:tab/><text:tab/><text:tab/>字段名称_<text:span text:style-name="T35">40</text:span>:第一次确认时间</text:p>
      <text:p text:style-name="P34"><text:tab/><text:tab/><text:tab/><text:tab/>字段名称_<text:span text:style-name="T35">41</text:span>:第二次确认时间</text:p>
      <text:p text:style-name="P34"><text:tab/><text:tab/><text:tab/><text:tab/>字段名称_<text:span text:style-name="T35">42</text:span>:本月需缴发票金额</text:p>
      <text:p text:style-name="P34"><text:tab/><text:tab/><text:tab/><text:tab/>字段名称_<text:span text:style-name="T35">43</text:span>:累计已缴发票金额</text:p>
      <text:p text:style-name="P34"><text:tab/><text:tab/><text:tab/><text:tab/>字段名称_<text:span text:style-name="T35">44</text:span>:累积上交发票金额<text:bookmark-end text:name="__DdeLink__837_15381438451"/></text:p>
      <text:p text:style-name="P34"><text:tab/><text:tab/><text:tab/><text:tab/>字段名称_<text:span text:style-name="T35">45</text:span>:状态</text:p>
      <text:p text:style-name="P45"><text:tab/><text:tab/><text:tab/>功能名称_<text:span text:style-name="T37">2</text:span>:确认薪资 功能类型:编辑</text:p>
      <text:p text:style-name="P45"><text:tab/><text:tab/><text:tab/> <text:s text:c="7"/><text:tab/>字段名称_<text:span text:style-name="T23">1:确认是否无误<text:tab/><text:tab/><text:tab/>标签类型:单选下拉框 (是/否) <text:s/>必填</text:span></text:p>
      <text:p text:style-name="P4"><text:tab/><text:tab/>导航名_<text:span text:style-name="T8">2</text:span>:已确认薪资</text:p>
      <text:p text:style-name="P2"><text:bookmark-start text:name="__DdeLink__776_895463868"/><text:tab/><text:tab/><text:tab/>功能名字_<text:span text:style-name="T38">3</text:span>:列表 <text:s/>功能类型:网格</text:p>
      <text:p text:style-name="P8"><text:tab/><text:tab/><text:tab/><text:tab/>隐藏字段_<text:span text:style-name="T5">1</text:span>:id编号</text:p>
      <text:p text:style-name="P20"><text:tab/><text:tab/><text:tab/><text:tab/>字段名称_<text:span text:style-name="T11">2:年份</text:span></text:p>
      <text:p text:style-name="P20"><text:tab/><text:tab/><text:tab/><text:tab/>字段名称_<text:span text:style-name="T15">3:月份</text:span></text:p>
      <text:p text:style-name="P20"><text:tab/><text:tab/><text:tab/><text:tab/>字段名称_<text:span text:style-name="T15">4</text:span>:计薪周期<text:span text:style-name="T13">(开始)</text:span></text:p>
      <text:p text:style-name="P20"><text:tab/><text:tab/><text:tab/><text:tab/>字段名称_<text:span text:style-name="T15">5</text:span>:计薪周期<text:span text:style-name="T13">(结束)</text:span></text:p>
      <text:p text:style-name="P20"><text:tab/><text:tab/><text:tab/><text:tab/>字段名称_<text:span text:style-name="T15">6</text:span>:地区</text:p>
      <text:p text:style-name="P20"><text:tab/><text:tab/><text:tab/><text:tab/>字段名称_<text:span text:style-name="T15">7</text:span>:姓名</text:p>
      <text:p text:style-name="P20"><text:tab/><text:tab/><text:tab/><text:tab/>字段名称_<text:span text:style-name="T15">8</text:span>:部门</text:p>
      <text:p text:style-name="P20"><text:tab/><text:tab/><text:tab/><text:tab/>字段名称_<text:span text:style-name="T15">9</text:span>:岗位</text:p>
      <text:p text:style-name="P20"><text:tab/><text:tab/><text:tab/><text:tab/>字段名称_<text:span text:style-name="T15">10</text:span>:出勤天数</text:p>
      <text:p text:style-name="P20"><text:tab/><text:tab/><text:tab/><text:tab/>字段名称_<text:span text:style-name="T14">11</text:span>:员工工资</text:p>
      <text:p text:style-name="P20"><text:tab/><text:tab/><text:tab/><text:tab/>字段名称_<text:span text:style-name="T14">12</text:span>:电脑补助</text:p>
      <text:p text:style-name="P20"><text:tab/><text:tab/><text:tab/><text:tab/>字段名称_<text:span text:style-name="T14">13</text:span>:住宿补助</text:p>
      <text:p text:style-name="P20"><text:tab/><text:tab/><text:tab/><text:tab/>字段名称_<text:span text:style-name="T14">14</text:span>:工龄补助</text:p>
      <text:p text:style-name="P20"><text:tab/><text:tab/><text:tab/><text:tab/>字段名称_<text:span text:style-name="T14">15</text:span>:高温补助</text:p>
      <text:p text:style-name="P20"><text:tab/><text:tab/><text:tab/><text:tab/>字段名称_<text:span text:style-name="T14">16</text:span>:社保补助</text:p>
      <text:p text:style-name="P20"><text:tab/><text:tab/><text:tab/><text:tab/>字段名称_<text:span text:style-name="T14">17</text:span>:其他</text:p>
      <text:p text:style-name="P20"><text:tab/><text:tab/><text:tab/><text:tab/>字段名称_<text:span text:style-name="T14">18</text:span>:工资总额</text:p>
      <text:p text:style-name="P20"><text:tab/><text:tab/><text:tab/><text:tab/>字段名称_<text:span text:style-name="T14">19</text:span>:假期加班费</text:p>
      <text:p text:style-name="P20"><text:tab/><text:tab/><text:tab/><text:tab/>字段名称_<text:span text:style-name="T15">20</text:span>:社保扣款</text:p>
      <text:p text:style-name="P20"><text:tab/><text:tab/><text:tab/><text:tab/>字段名称_<text:span text:style-name="T14">21</text:span>:水电费扣款</text:p>
      <text:p text:style-name="P20"><text:tab/><text:tab/><text:tab/><text:tab/>字段名称_<text:span text:style-name="T14">22</text:span>:扣分合计</text:p>
      <text:p text:style-name="P20"><text:tab/><text:tab/><text:tab/><text:tab/>字段名称_<text:span text:style-name="T14">23</text:span>:奖励处罚扣款</text:p>
      <text:p text:style-name="P20"><text:tab/><text:tab/><text:tab/><text:tab/>字段名称_<text:span text:style-name="T14">24</text:span>:个税扣款</text:p>
      <text:p text:style-name="P20"><text:tab/><text:tab/><text:tab/><text:tab/>字段名称_<text:span text:style-name="T14">25</text:span>:事病假扣款</text:p>
      <text:p text:style-name="P20"><text:tab/><text:tab/><text:tab/><text:tab/>字段名称_<text:span text:style-name="T14">26</text:span>:旷工扣款</text:p>
      <text:p text:style-name="P20"><text:tab/><text:tab/><text:tab/><text:tab/>字段名称_<text:span text:style-name="T14">27</text:span>:实发工资</text:p>
      <text:p text:style-name="P20"><text:tab/><text:tab/><text:tab/><text:tab/>字段名称_<text:span text:style-name="T14">28</text:span>:是否缴纳个人所得税</text:p>
      <text:p text:style-name="P20"><text:tab/><text:tab/><text:tab/><text:tab/>字段名称_<text:span text:style-name="T14">29</text:span>:本月第一次发工资</text:p>
      <text:p text:style-name="P20"><text:tab/><text:tab/><text:tab/><text:tab/>字段名称_<text:span text:style-name="T15">30</text:span>:本月第二次发工资</text:p>
      <text:p text:style-name="P20"><text:tab/><text:tab/><text:tab/><text:tab/>字段名称_<text:span text:style-name="T14">31</text:span>:本月需缴发票金额</text:p>
      <text:p text:style-name="P20"><text:tab/><text:tab/><text:tab/><text:tab/>字段名称_<text:span text:style-name="T14">32</text:span>:累计已缴发票金额</text:p>
      <text:p text:style-name="P20"><text:tab/><text:tab/><text:tab/><text:tab/>字段名称_<text:span text:style-name="T14">33</text:span>:累积上交发票金额</text:p>
      <text:p text:style-name="P21"><text:tab/><text:tab/><text:tab/><text:tab/>字段名称_<text:span text:style-name="T24">34</text:span>:是否确认工资</text:p>
      <text:p text:style-name="P21"><text:tab/><text:tab/><text:tab/><text:tab/>字段名称_<text:span text:style-name="T24">35</text:span>:第一次付款时间</text:p>
      <text:p text:style-name="P21"><text:tab/><text:tab/><text:tab/><text:tab/>字段名称_<text:span text:style-name="T24">36</text:span>:第一次薪资确认</text:p>
      <text:p text:style-name="P21"><text:soft-page-break/><text:tab/><text:tab/><text:tab/><text:tab/>字段名称_<text:span text:style-name="T24">37</text:span>:第一次确认时间</text:p>
      <text:p text:style-name="P21"><text:tab/><text:tab/><text:tab/><text:tab/>字段名称_<text:span text:style-name="T24">38</text:span>:第二次付款时间</text:p>
      <text:p text:style-name="P21"><text:tab/><text:tab/><text:tab/><text:tab/>字段名称_<text:span text:style-name="T24">39</text:span>:第二次薪资确认</text:p>
      <text:p text:style-name="P21"><text:tab/><text:tab/><text:tab/><text:tab/>字段名称_<text:span text:style-name="T24">40</text:span>:第二次确认时间</text:p>
      <text:p text:style-name="P4"><text:tab/><text:tab/><text:tab/>功能名字_<text:span text:style-name="T39">4</text:span>:第一次付款 <text:s/>功能类型:编辑</text:p>
      <text:p text:style-name="P42"><text:tab/><text:tab/><text:tab/> <text:s text:c="7"/>提示:确定要付款么！</text:p>
      <text:p text:style-name="P42"><text:tab/><text:tab/><text:tab/><text:tab/>按钮_<text:span text:style-name="T2">1</text:span>:确认</text:p>
      <text:p text:style-name="P42"><text:tab/><text:tab/><text:tab/><text:tab/>按钮_<text:span text:style-name="T2">2</text:span>:取消</text:p>
      <text:p text:style-name="P22"><text:tab/><text:tab/><text:tab/>功能名字_<text:span text:style-name="T39">5</text:span>:第二次付款 <text:s/>功能类型:编辑</text:p>
      <text:p text:style-name="P43"><text:tab/><text:tab/><text:tab/> <text:s text:c="7"/>提示:确定要付款么！</text:p>
      <text:p text:style-name="P43"><text:tab/><text:tab/><text:tab/><text:tab/>按钮_<text:span text:style-name="T2">1</text:span>:确认</text:p>
      <text:p text:style-name="P43"><text:tab/><text:tab/><text:tab/><text:tab/>按钮_<text:span text:style-name="T2">2</text:span>:取消<text:bookmark-end text:name="__DdeLink__776_895463868"/></text:p>
      <text:p text:style-name="P23"><text:tab/><text:tab/>导航名_<text:span text:style-name="T26">3</text:span>:已付薪资</text:p>
      <text:p text:style-name="P23"><text:bookmark-start text:name="__DdeLink__776_8954638681"/><text:tab/><text:tab/><text:tab/>功能名字_<text:span text:style-name="T3">1</text:span>:列表 <text:s/>功能类型:网格</text:p>
      <text:p text:style-name="P35"><text:tab/><text:tab/><text:tab/><text:tab/>隐藏字段_<text:span text:style-name="T11">1</text:span>:id编号</text:p>
      <text:p text:style-name="P35"><text:bookmark-start text:name="__DdeLink__837_153814384511"/><text:tab/><text:tab/><text:tab/><text:tab/>字段名称_<text:span text:style-name="T11">2:年份</text:span></text:p>
      <text:p text:style-name="P35"><text:tab/><text:tab/><text:tab/><text:tab/>字段名称_<text:span text:style-name="T15">3:月份</text:span></text:p>
      <text:p text:style-name="P35"><text:tab/><text:tab/><text:tab/><text:tab/>字段名称_<text:span text:style-name="T15">4</text:span>:计薪周期<text:span text:style-name="T13">(开始)</text:span></text:p>
      <text:p text:style-name="P35"><text:tab/><text:tab/><text:tab/><text:tab/>字段名称_<text:span text:style-name="T15">5</text:span>:计薪周期<text:span text:style-name="T13">(结束)</text:span></text:p>
      <text:p text:style-name="P35"><text:tab/><text:tab/><text:tab/><text:tab/>字段名称_<text:span text:style-name="T15">6</text:span>:地区</text:p>
      <text:p text:style-name="P35"><text:tab/><text:tab/><text:tab/><text:tab/>字段名称_<text:span text:style-name="T15">7</text:span>:姓名</text:p>
      <text:p text:style-name="P35"><text:tab/><text:tab/><text:tab/><text:tab/>字段名称_<text:span text:style-name="T15">8</text:span>:部门</text:p>
      <text:p text:style-name="P35"><text:tab/><text:tab/><text:tab/><text:tab/>字段名称_<text:span text:style-name="T15">9</text:span>:岗位</text:p>
      <text:p text:style-name="P35"><text:tab/><text:tab/><text:tab/><text:tab/>字段名称_<text:span text:style-name="T15">10</text:span>:出勤天数</text:p>
      <text:p text:style-name="P35"><text:tab/><text:tab/><text:tab/><text:tab/>字段名称_<text:span text:style-name="T14">11</text:span>:员工工资</text:p>
      <text:p text:style-name="P35"><text:tab/><text:tab/><text:tab/><text:tab/>字段名称_<text:span text:style-name="T14">12</text:span>:电脑补助</text:p>
      <text:p text:style-name="P35"><text:tab/><text:tab/><text:tab/><text:tab/>字段名称_<text:span text:style-name="T14">13</text:span>:住宿补助</text:p>
      <text:p text:style-name="P35"><text:tab/><text:tab/><text:tab/><text:tab/>字段名称_<text:span text:style-name="T14">14</text:span>:工龄补助</text:p>
      <text:p text:style-name="P35"><text:tab/><text:tab/><text:tab/><text:tab/>字段名称_<text:span text:style-name="T14">15</text:span>:高温补助</text:p>
      <text:p text:style-name="P35"><text:tab/><text:tab/><text:tab/><text:tab/>字段名称_<text:span text:style-name="T14">16</text:span>:社保补助</text:p>
      <text:p text:style-name="P35"><text:tab/><text:tab/><text:tab/><text:tab/>字段名称_<text:span text:style-name="T14">17</text:span>:其他</text:p>
      <text:p text:style-name="P35"><text:tab/><text:tab/><text:tab/><text:tab/>字段名称_<text:span text:style-name="T14">18</text:span>:工资总额</text:p>
      <text:p text:style-name="P35"><text:tab/><text:tab/><text:tab/><text:tab/>字段名称_<text:span text:style-name="T14">19</text:span>:应税工资</text:p>
      <text:p text:style-name="P35"><text:tab/><text:tab/><text:tab/><text:tab/>字段名称_<text:span text:style-name="T35">20</text:span>:剩余加班天数</text:p>
      <text:p text:style-name="P35"><text:tab/><text:tab/><text:tab/><text:tab/>字段名称_<text:span text:style-name="T35">21</text:span>:假期加班天湖</text:p>
      <text:p text:style-name="P35"><text:tab/><text:tab/><text:tab/><text:tab/>字段名称_<text:span text:style-name="T35">22</text:span>:假期加班费</text:p>
      <text:p text:style-name="P35"><text:tab/><text:tab/><text:tab/><text:tab/>字段名称_<text:span text:style-name="T15">23</text:span>:社保扣款</text:p>
      <text:p text:style-name="P35"><text:tab/><text:tab/><text:tab/><text:tab/>字段名称_<text:span text:style-name="T14">24</text:span>:水电费扣款</text:p>
      <text:p text:style-name="P35"><text:tab/><text:tab/><text:tab/><text:tab/>字段名称_<text:span text:style-name="T14">25</text:span>:扣分合计</text:p>
      <text:p text:style-name="P35"><text:tab/><text:tab/><text:tab/><text:tab/>字段名称_<text:span text:style-name="T14">26</text:span>:奖励处罚扣款</text:p>
      <text:p text:style-name="P35"><text:tab/><text:tab/><text:tab/><text:tab/>字段名称_<text:span text:style-name="T14">27</text:span>:个税扣款</text:p>
      <text:p text:style-name="P35"><text:tab/><text:tab/><text:tab/><text:tab/>字段名称_<text:span text:style-name="T14">28</text:span>:请假天数</text:p>
      <text:p text:style-name="P35"><text:tab/><text:tab/><text:tab/><text:tab/>字段名称_<text:span text:style-name="T14">29</text:span>:事病假扣款</text:p>
      <text:p text:style-name="P35"><text:tab/><text:tab/><text:tab/><text:tab/>字段名称_<text:span text:style-name="T35">30</text:span>:旷工天数</text:p>
      <text:p text:style-name="P35"><text:tab/><text:tab/><text:tab/><text:tab/>字段名称_<text:span text:style-name="T35">31</text:span>:旷工扣款</text:p>
      <text:p text:style-name="P35"><text:tab/><text:tab/><text:tab/><text:tab/>字段名称_<text:span text:style-name="T35">32</text:span>:实发工资</text:p>
      <text:p text:style-name="P35"><text:tab/><text:tab/><text:tab/><text:tab/>字段名称_<text:span text:style-name="T35">33</text:span>:是否缴纳个人所得税</text:p>
      <text:p text:style-name="P35"><text:tab/><text:tab/><text:tab/><text:tab/>字段名称_<text:span text:style-name="T35">34</text:span>:本月第一次发工资</text:p>
      <text:p text:style-name="P35"><text:tab/><text:tab/><text:tab/><text:tab/>字段名称_<text:span text:style-name="T35">35</text:span>:本月第二次发工资</text:p>
      <text:p text:style-name="P35"><text:tab/><text:tab/><text:tab/><text:tab/>字段名称_<text:span text:style-name="T35">36</text:span>:第一次付款时间</text:p>
      <text:p text:style-name="P35"><text:tab/><text:tab/><text:tab/><text:tab/>字段名称_<text:span text:style-name="T35">37</text:span>:第二次付款时间</text:p>
      <text:p text:style-name="P35"><text:tab/><text:tab/><text:tab/><text:tab/>字段名称_<text:span text:style-name="T35">38</text:span>:第一次是否发放</text:p>
      <text:p text:style-name="P35"><text:tab/><text:tab/><text:tab/><text:tab/>字段名称_<text:span text:style-name="T35">39</text:span>:第二次是否发放</text:p>
      <text:p text:style-name="P35"><text:tab/><text:tab/><text:tab/><text:tab/>字段名称_<text:span text:style-name="T35">40</text:span>:第一次确认时间</text:p>
      <text:p text:style-name="P35"><text:tab/><text:tab/><text:tab/><text:tab/>字段名称_<text:span text:style-name="T35">41</text:span>:第二次确认时间</text:p>
      <text:p text:style-name="P35"><text:tab/><text:tab/><text:tab/><text:tab/>字段名称_<text:span text:style-name="T35">42</text:span>:本月需缴发票金额</text:p>
      <text:p text:style-name="P35"><text:tab/><text:tab/><text:tab/><text:tab/>字段名称_<text:span text:style-name="T35">43</text:span>:累计已缴发票金额</text:p>
      <text:p text:style-name="P35"><text:soft-page-break/><text:tab/><text:tab/><text:tab/><text:tab/>字段名称_<text:span text:style-name="T35">44</text:span>:累积上交发票金额<text:bookmark-end text:name="__DdeLink__837_153814384511"/></text:p>
      <text:p text:style-name="P35"><text:tab/><text:tab/><text:tab/><text:tab/>字段名称_<text:span text:style-name="T35">45</text:span>:状态</text:p>
      <text:p text:style-name="P23"><text:tab/><text:tab/><text:tab/>功能名字_<text:span text:style-name="T7">2</text:span>:第一次收款确认 <text:s/>功能类型:编辑</text:p>
      <text:p text:style-name="P44"><text:tab/><text:tab/><text:tab/> <text:s text:c="7"/>提示:确定已付款么！</text:p>
      <text:p text:style-name="P44"><text:tab/><text:tab/><text:tab/><text:tab/>按钮_<text:span text:style-name="T2">1</text:span>:确认</text:p>
      <text:p text:style-name="P44"><text:tab/><text:tab/><text:tab/><text:tab/>按钮_<text:span text:style-name="T2">2</text:span>:取消</text:p>
      <text:p text:style-name="P23"><text:tab/><text:tab/><text:tab/>功能名字_<text:span text:style-name="T25">3</text:span>:第二次收款确认 <text:s/>功能类型:编辑</text:p>
      <text:p text:style-name="P44"><text:tab/><text:tab/><text:tab/> <text:s text:c="7"/>提示:确定已付款么！</text:p>
      <text:p text:style-name="P44"><text:tab/><text:tab/><text:tab/><text:tab/>按钮_<text:span text:style-name="T2">1</text:span>:确认</text:p>
      <text:p text:style-name="P44"><text:tab/><text:tab/><text:tab/><text:tab/>按钮_<text:span text:style-name="T2">2</text:span>:取消<text:bookmark-end text:name="__DdeLink__776_8954638681"/></text:p>
      <text:p text:style-name="P5"><text:tab/><text:tab/>导航名_<text:span text:style-name="T27">4</text:span>:汇总分析</text:p>
      <text:p text:style-name="P5"><text:tab/><text:tab/><text:tab/>功能名字_<text:span text:style-name="T3">1</text:span>:地区汇总分析 <text:s/>功能类型:网格</text:p>
      <text:p text:style-name="P5"><text:tab/><text:tab/><text:tab/><text:tab/>搜索字段:</text:p>
      <text:p text:style-name="P9"><text:tab/><text:tab/><text:tab/><text:tab/><text:tab/>字段名称_<text:span text:style-name="T9">1:年份<text:tab/><text:tab/>标签类型:数字框 <text:s/>必填</text:span></text:p>
      <text:p text:style-name="P5"><text:tab/><text:tab/><text:tab/><text:tab/><text:tab/>字段名称_<text:span text:style-name="T9">2:月份<text:tab/><text:tab/>标签类型:数字框 (1~12) <text:s/>必填</text:span></text:p>
      <text:p text:style-name="P10"><text:tab/><text:tab/><text:tab/><text:tab/><text:tab/>字段名称_<text:span text:style-name="T28">3:地区<text:tab/><text:tab/>标签类型:单选下拉框 可编辑 <text:s/>非必填</text:span></text:p>
      <text:p text:style-name="P7"><text:bookmark-start text:name="__DdeLink__541_413481857"/><text:tab/><text:tab/><text:tab/><text:tab/><text:tab/>按钮_<text:span text:style-name="T10">3:汇总</text:span><text:bookmark-end text:name="__DdeLink__541_413481857"/></text:p>
      <text:p text:style-name="P27"><text:tab/><text:tab/><text:tab/><text:tab/><text:tab/>按钮_<text:span text:style-name="T12">4:分析</text:span></text:p>
      <text:p text:style-name="P5"><text:tab/><text:tab/><text:tab/><text:tab/>汇总网格字段:</text:p>
      <text:p text:style-name="P5"><text:tab/><text:tab/><text:tab/><text:tab/><text:tab/>字段名称_<text:span text:style-name="T30">1</text:span>:年份</text:p>
      <text:p text:style-name="P5"><text:tab/><text:tab/><text:tab/><text:tab/><text:tab/>字段名称_<text:span text:style-name="T30">2</text:span>:月份</text:p>
      <text:p text:style-name="P5"><text:tab/><text:tab/><text:tab/><text:tab/><text:tab/>字段名称_<text:span text:style-name="T30">3</text:span>:地区</text:p>
      <text:p text:style-name="P6"><text:tab/><text:tab/><text:tab/><text:tab/><text:tab/>字段名称_<text:span text:style-name="T30">4</text:span>:员工工资</text:p>
      <text:p text:style-name="P6"><text:tab/><text:tab/><text:tab/><text:tab/><text:tab/>字段名称_<text:span text:style-name="T30">5</text:span>:电脑补助</text:p>
      <text:p text:style-name="P24"><text:tab/><text:tab/><text:tab/><text:tab/><text:tab/>字段名称_<text:span text:style-name="T30">6</text:span>:住宿补助</text:p>
      <text:p text:style-name="P24"><text:tab/><text:tab/><text:tab/><text:tab/><text:tab/>字段名称_<text:span text:style-name="T30">7</text:span>:工龄补助</text:p>
      <text:p text:style-name="P24"><text:tab/><text:tab/><text:tab/><text:tab/><text:tab/>字段名称_<text:span text:style-name="T30">8</text:span>:高温补助</text:p>
      <text:p text:style-name="P24"><text:tab/><text:tab/><text:tab/><text:tab/><text:tab/>字段名称_<text:span text:style-name="T30">9</text:span>:社保补助</text:p>
      <text:p text:style-name="P24"><text:tab/><text:tab/><text:tab/><text:tab/><text:tab/>字段名称_<text:span text:style-name="T29">10</text:span>:其他</text:p>
      <text:p text:style-name="P25"><text:tab/><text:tab/><text:tab/><text:tab/><text:tab/>字段名称_<text:span text:style-name="T29">11</text:span>:工资总额</text:p>
      <text:p text:style-name="P25"><text:tab/><text:tab/><text:tab/><text:tab/><text:tab/>字段名称_<text:span text:style-name="T29">12</text:span>:假期加班费</text:p>
      <text:p text:style-name="P25"><text:tab/><text:tab/><text:tab/><text:tab/><text:tab/>字段名称_<text:span text:style-name="T29">13</text:span>:社保扣费</text:p>
      <text:p text:style-name="P25"><text:tab/><text:tab/><text:tab/><text:tab/><text:tab/>字段名称_<text:span text:style-name="T29">14</text:span>:水电费扣费</text:p>
      <text:p text:style-name="P25"><text:tab/><text:tab/><text:tab/><text:tab/><text:tab/>字段名称_<text:span text:style-name="T29">15</text:span>:奖励处罚扣款</text:p>
      <text:p text:style-name="P25"><text:tab/><text:tab/><text:tab/><text:tab/><text:tab/>字段名称_<text:span text:style-name="T29">16</text:span>:个税扣款</text:p>
      <text:p text:style-name="P25"><text:tab/><text:tab/><text:tab/><text:tab/><text:tab/>字段名称_<text:span text:style-name="T29">17</text:span>:事病假扣款</text:p>
      <text:p text:style-name="P25"><text:tab/><text:tab/><text:tab/><text:tab/><text:tab/>字段名称_<text:span text:style-name="T29">18</text:span>:旷工扣款</text:p>
      <text:p text:style-name="P25"><text:tab/><text:tab/><text:tab/><text:tab/><text:tab/>字段名称_<text:span text:style-name="T30">19</text:span>:实发工资</text:p>
      <text:p text:style-name="P6"><text:tab/><text:tab/><text:tab/><text:tab/>分析网格字段:</text:p>
      <text:p text:style-name="P6"><text:tab/><text:tab/><text:tab/><text:tab/><text:tab/>字段名称_<text:span text:style-name="T31">1:年份</text:span></text:p>
      <text:p text:style-name="P26"><text:tab/><text:tab/><text:tab/><text:tab/><text:tab/>字段名称_<text:span text:style-name="T31">2:月份</text:span></text:p>
      <text:p text:style-name="P26"><text:tab/><text:tab/><text:tab/><text:tab/><text:tab/>字段名称_<text:span text:style-name="T31">3:地区</text:span></text:p>
      <text:p text:style-name="P26"><text:tab/><text:tab/><text:tab/><text:tab/><text:tab/>字段名称_<text:span text:style-name="T31">4:本月实发工资</text:span></text:p>
      <text:p text:style-name="P26"><text:tab/><text:tab/><text:tab/><text:tab/><text:tab/>字段名称_<text:span text:style-name="T31">5:上月实发工资</text:span></text:p>
      <text:p text:style-name="P26"><text:tab/><text:tab/><text:tab/><text:tab/><text:tab/>字段名称_<text:span text:style-name="T31">6:差额</text:span></text:p>
      <text:p text:style-name="P26"><text:tab/><text:tab/><text:tab/><text:tab/><text:tab/>字段名称_<text:span text:style-name="T31">7:增长率</text:span></text:p>
      <text:p text:style-name="P26"><text:tab/><text:tab/><text:tab/><text:tab/><text:tab/>字段名称_<text:span text:style-name="T31">8:百分比</text:span></text:p>
      <text:p text:style-name="P28"><text:tab/><text:tab/><text:tab/>功能名字_<text:span text:style-name="T32">2</text:span>:部门汇总分析 <text:s/>功能类型:网格</text:p>
      <text:p text:style-name="P28"><text:tab/><text:tab/><text:tab/><text:tab/>搜索字段:</text:p>
      <text:p text:style-name="P28"><text:tab/><text:tab/><text:tab/><text:tab/><text:tab/>字段名称_<text:span text:style-name="T9">1:年份<text:tab/><text:tab/>标签类型:数字框 <text:s/>必填</text:span></text:p>
      <text:p text:style-name="P28"><text:tab/><text:tab/><text:tab/><text:tab/><text:tab/>字段名称_<text:span text:style-name="T9">2:月份<text:tab/><text:tab/>标签类型:数字框 (1~12) <text:s/>必填</text:span></text:p>
      <text:p text:style-name="P28"><text:tab/><text:tab/><text:tab/><text:tab/><text:tab/>字段名称_<text:span text:style-name="T28">3:部门<text:tab/><text:tab/>标签类型:单选下拉框 可编辑 <text:s/>非必填</text:span></text:p>
      <text:p text:style-name="P28"><text:bookmark-start text:name="__DdeLink__541_4134818571"/><text:tab/><text:tab/><text:tab/><text:tab/><text:tab/>按钮_<text:span text:style-name="T32">4:汇总</text:span><text:bookmark-end text:name="__DdeLink__541_4134818571"/></text:p>
      <text:p text:style-name="P28"><text:tab/><text:tab/><text:tab/><text:tab/><text:tab/>按钮_<text:span text:style-name="T32">5:分析</text:span></text:p>
      <text:p text:style-name="P28"><text:tab/><text:tab/><text:tab/><text:tab/>汇总网格字段:</text:p>
      <text:p text:style-name="P28"><text:tab/><text:tab/><text:tab/><text:tab/><text:tab/>字段名称_<text:span text:style-name="T30">1</text:span>:年份</text:p>
      <text:p text:style-name="P28"><text:tab/><text:tab/><text:tab/><text:tab/><text:tab/>字段名称_<text:span text:style-name="T30">2</text:span>:月份</text:p>
      <text:p text:style-name="P28"><text:soft-page-break/><text:tab/><text:tab/><text:tab/><text:tab/><text:tab/>字段名称_<text:span text:style-name="T30">3</text:span>:部门</text:p>
      <text:p text:style-name="P28"><text:tab/><text:tab/><text:tab/><text:tab/><text:tab/>字段名称_<text:span text:style-name="T30">4</text:span>:员工工资</text:p>
      <text:p text:style-name="P28"><text:tab/><text:tab/><text:tab/><text:tab/><text:tab/>字段名称_<text:span text:style-name="T30">5</text:span>:电脑补助</text:p>
      <text:p text:style-name="P28"><text:tab/><text:tab/><text:tab/><text:tab/><text:tab/>字段名称_<text:span text:style-name="T30">6</text:span>:住宿补助</text:p>
      <text:p text:style-name="P28"><text:tab/><text:tab/><text:tab/><text:tab/><text:tab/>字段名称_<text:span text:style-name="T30">7</text:span>:工龄补助</text:p>
      <text:p text:style-name="P28"><text:tab/><text:tab/><text:tab/><text:tab/><text:tab/>字段名称_<text:span text:style-name="T30">8</text:span>:高温补助</text:p>
      <text:p text:style-name="P28"><text:tab/><text:tab/><text:tab/><text:tab/><text:tab/>字段名称_<text:span text:style-name="T30">9</text:span>:社保补助</text:p>
      <text:p text:style-name="P28"><text:tab/><text:tab/><text:tab/><text:tab/><text:tab/>字段名称_<text:span text:style-name="T29">10</text:span>:其他</text:p>
      <text:p text:style-name="P28"><text:tab/><text:tab/><text:tab/><text:tab/><text:tab/>字段名称_<text:span text:style-name="T29">11</text:span>:工资总额</text:p>
      <text:p text:style-name="P28"><text:tab/><text:tab/><text:tab/><text:tab/><text:tab/>字段名称_<text:span text:style-name="T29">12</text:span>:假期加班费</text:p>
      <text:p text:style-name="P28"><text:tab/><text:tab/><text:tab/><text:tab/><text:tab/>字段名称_<text:span text:style-name="T29">13</text:span>:社保扣费</text:p>
      <text:p text:style-name="P28"><text:tab/><text:tab/><text:tab/><text:tab/><text:tab/>字段名称_<text:span text:style-name="T29">14</text:span>:水电费扣费</text:p>
      <text:p text:style-name="P28"><text:tab/><text:tab/><text:tab/><text:tab/><text:tab/>字段名称_<text:span text:style-name="T29">15</text:span>:奖励处罚扣款</text:p>
      <text:p text:style-name="P28"><text:tab/><text:tab/><text:tab/><text:tab/><text:tab/>字段名称_<text:span text:style-name="T29">16</text:span>:个税扣款</text:p>
      <text:p text:style-name="P28"><text:tab/><text:tab/><text:tab/><text:tab/><text:tab/>字段名称_<text:span text:style-name="T29">17</text:span>:事病假扣款</text:p>
      <text:p text:style-name="P28"><text:tab/><text:tab/><text:tab/><text:tab/><text:tab/>字段名称_<text:span text:style-name="T29">18</text:span>:旷工扣款</text:p>
      <text:p text:style-name="P28"><text:tab/><text:tab/><text:tab/><text:tab/><text:tab/>字段名称_<text:span text:style-name="T30">19</text:span>:实发工资</text:p>
      <text:p text:style-name="P28"><text:tab/><text:tab/><text:tab/><text:tab/>分析网格字段:</text:p>
      <text:p text:style-name="P28"><text:tab/><text:tab/><text:tab/><text:tab/><text:tab/>字段名称_<text:span text:style-name="T31">1:年份</text:span></text:p>
      <text:p text:style-name="P28"><text:tab/><text:tab/><text:tab/><text:tab/><text:tab/>字段名称_<text:span text:style-name="T31">2:月份</text:span></text:p>
      <text:p text:style-name="P28"><text:tab/><text:tab/><text:tab/><text:tab/><text:tab/>字段名称_<text:span text:style-name="T31">3:地区</text:span></text:p>
      <text:p text:style-name="P28"><text:tab/><text:tab/><text:tab/><text:tab/><text:tab/>字段名称_<text:span text:style-name="T31">4:本月实发工资</text:span></text:p>
      <text:p text:style-name="P28"><text:tab/><text:tab/><text:tab/><text:tab/><text:tab/>字段名称_<text:span text:style-name="T31">5:上月实发工资</text:span></text:p>
      <text:p text:style-name="P28"><text:tab/><text:tab/><text:tab/><text:tab/><text:tab/>字段名称_<text:span text:style-name="T31">6:差额</text:span></text:p>
      <text:p text:style-name="P28"><text:tab/><text:tab/><text:tab/><text:tab/><text:tab/>字段名称_<text:span text:style-name="T31">7:增长率</text:span></text:p>
      <text:p text:style-name="P28"><text:tab/><text:tab/><text:tab/><text:tab/><text:tab/>字段名称_<text:span text:style-name="T31">8:百分比</text:span></text:p>
      <text:p text:style-name="P29"><text:tab/><text:tab/><text:tab/>功能名字_<text:span text:style-name="T33">3</text:span>:个人汇总分析 <text:s/>功能类型:网格</text:p>
      <text:p text:style-name="P29"><text:tab/><text:tab/><text:tab/><text:tab/>搜索字段:</text:p>
      <text:p text:style-name="P29"><text:tab/><text:tab/><text:tab/><text:tab/><text:tab/>字段名称_<text:span text:style-name="T9">1:年份<text:tab/><text:tab/>标签类型:数字框 <text:s/>必填</text:span></text:p>
      <text:p text:style-name="P29"><text:tab/><text:tab/><text:tab/><text:tab/><text:tab/>字段名称_<text:span text:style-name="T9">2:月份<text:tab/><text:tab/>标签类型:数字框 (1~12) <text:s/>必填</text:span></text:p>
      <text:p text:style-name="P29"><text:tab/><text:tab/><text:tab/><text:tab/><text:tab/>字段名称_<text:span text:style-name="T28">3:姓名<text:tab/><text:tab/>标签类型:单选下拉框 可编辑 <text:s/>非必填</text:span></text:p>
      <text:p text:style-name="P29"><text:bookmark-start text:name="__DdeLink__541_41348185711"/><text:tab/><text:tab/><text:tab/><text:tab/><text:tab/>按钮_<text:span text:style-name="T32">4:汇总</text:span><text:bookmark-end text:name="__DdeLink__541_41348185711"/></text:p>
      <text:p text:style-name="P29"><text:tab/><text:tab/><text:tab/><text:tab/><text:tab/>按钮_<text:span text:style-name="T32">5:分析</text:span></text:p>
      <text:p text:style-name="P29"><text:tab/><text:tab/><text:tab/><text:tab/>汇总网格字段:</text:p>
      <text:p text:style-name="P29"><text:tab/><text:tab/><text:tab/><text:tab/><text:tab/>字段名称_<text:span text:style-name="T30">1</text:span>:年份</text:p>
      <text:p text:style-name="P29"><text:tab/><text:tab/><text:tab/><text:tab/><text:tab/>字段名称_<text:span text:style-name="T30">2</text:span>:月份</text:p>
      <text:p text:style-name="P29"><text:tab/><text:tab/><text:tab/><text:tab/><text:tab/>字段名称_<text:span text:style-name="T30">3</text:span>:姓名</text:p>
      <text:p text:style-name="P29"><text:tab/><text:tab/><text:tab/><text:tab/><text:tab/>字段名称_<text:span text:style-name="T30">4</text:span>:员工工资</text:p>
      <text:p text:style-name="P29"><text:tab/><text:tab/><text:tab/><text:tab/><text:tab/>字段名称_<text:span text:style-name="T30">5</text:span>:电脑补助</text:p>
      <text:p text:style-name="P29"><text:tab/><text:tab/><text:tab/><text:tab/><text:tab/>字段名称_<text:span text:style-name="T30">6</text:span>:住宿补助</text:p>
      <text:p text:style-name="P29"><text:tab/><text:tab/><text:tab/><text:tab/><text:tab/>字段名称_<text:span text:style-name="T30">7</text:span>:工龄补助</text:p>
      <text:p text:style-name="P29"><text:tab/><text:tab/><text:tab/><text:tab/><text:tab/>字段名称_<text:span text:style-name="T30">8</text:span>:高温补助</text:p>
      <text:p text:style-name="P29"><text:tab/><text:tab/><text:tab/><text:tab/><text:tab/>字段名称_<text:span text:style-name="T30">9</text:span>:社保补助</text:p>
      <text:p text:style-name="P29"><text:tab/><text:tab/><text:tab/><text:tab/><text:tab/>字段名称_<text:span text:style-name="T29">10</text:span>:其他</text:p>
      <text:p text:style-name="P29"><text:tab/><text:tab/><text:tab/><text:tab/><text:tab/>字段名称_<text:span text:style-name="T29">11</text:span>:工资总额</text:p>
      <text:p text:style-name="P29"><text:tab/><text:tab/><text:tab/><text:tab/><text:tab/>字段名称_<text:span text:style-name="T29">12</text:span>:假期加班费</text:p>
      <text:p text:style-name="P29"><text:tab/><text:tab/><text:tab/><text:tab/><text:tab/>字段名称_<text:span text:style-name="T29">13</text:span>:社保扣费</text:p>
      <text:p text:style-name="P29"><text:tab/><text:tab/><text:tab/><text:tab/><text:tab/>字段名称_<text:span text:style-name="T29">14</text:span>:水电费扣费</text:p>
      <text:p text:style-name="P29"><text:tab/><text:tab/><text:tab/><text:tab/><text:tab/>字段名称_<text:span text:style-name="T29">15</text:span>:奖励处罚扣款</text:p>
      <text:p text:style-name="P29"><text:tab/><text:tab/><text:tab/><text:tab/><text:tab/>字段名称_<text:span text:style-name="T29">16</text:span>:个税扣款</text:p>
      <text:p text:style-name="P29"><text:tab/><text:tab/><text:tab/><text:tab/><text:tab/>字段名称_<text:span text:style-name="T29">17</text:span>:事病假扣款</text:p>
      <text:p text:style-name="P29"><text:tab/><text:tab/><text:tab/><text:tab/><text:tab/>字段名称_<text:span text:style-name="T29">18</text:span>:旷工扣款</text:p>
      <text:p text:style-name="P29"><text:tab/><text:tab/><text:tab/><text:tab/><text:tab/>字段名称_<text:span text:style-name="T30">19</text:span>:实发工资</text:p>
      <text:p text:style-name="P29"><text:tab/><text:tab/><text:tab/><text:tab/>分析网格字段:</text:p>
      <text:p text:style-name="P29"><text:tab/><text:tab/><text:tab/><text:tab/><text:tab/>字段名称_<text:span text:style-name="T31">1:年份</text:span></text:p>
      <text:p text:style-name="P29"><text:tab/><text:tab/><text:tab/><text:tab/><text:tab/>字段名称_<text:span text:style-name="T31">2:月份</text:span></text:p>
      <text:p text:style-name="P29"><text:tab/><text:tab/><text:tab/><text:tab/><text:tab/>字段名称_<text:span text:style-name="T31">3:地区</text:span></text:p>
      <text:p text:style-name="P29"><text:soft-page-break/><text:tab/><text:tab/><text:tab/><text:tab/><text:tab/>字段名称_<text:span text:style-name="T31">4:本月实发工资</text:span></text:p>
      <text:p text:style-name="P29"><text:tab/><text:tab/><text:tab/><text:tab/><text:tab/>字段名称_<text:span text:style-name="T31">5:上月实发工资</text:span></text:p>
      <text:p text:style-name="P29"><text:tab/><text:tab/><text:tab/><text:tab/><text:tab/>字段名称_<text:span text:style-name="T31">6:差额</text:span></text:p>
      <text:p text:style-name="P29"><text:tab/><text:tab/><text:tab/><text:tab/><text:tab/>字段名称_<text:span text:style-name="T31">7:增长率</text:span></text:p>
      <text:p text:style-name="P29"><text:tab/><text:tab/><text:tab/><text:tab/><text:tab/>字段名称_<text:span text:style-name="T31">8:百分比</text:span></text:p>
      <text:p text:style-name="P29"/>
      <text:p text:style-name="P29"/>
      <text:p text:style-name="P48"/>
      <text:p text:style-name="P48"/>
      <text:p text:style-name="P48"><text:span text:style-name="T44">2017-06-27</text:span>功能修改如下</text:p>
      <text:p text:style-name="P50"><text:tab/><text:tab/><text:span text:style-name="T45">1.</text:span>导航名_<text:span text:style-name="T52">1</text:span>:发票管理</text:p>
      <text:p text:style-name="P50"><text:tab/><text:tab/><text:tab/>功能添加:</text:p>
      <text:p text:style-name="P50"><text:tab/><text:tab/><text:tab/><text:tab/>功能名称:模块设置导航权限<text:tab/><text:tab/></text:p>
      <text:p text:style-name="P50"><text:tab/><text:tab/><text:tab/><text:tab/>功能名称:下拉导航权限<text:tab/><text:tab/></text:p>
      <text:p text:style-name="P50"><text:tab/><text:tab/><text:tab/><text:tab/>功能名称:功能导航权限<text:tab/><text:tab/></text:p>
      <text:p text:style-name="P50"><text:tab/><text:tab/><text:span text:style-name="T53">2.</text:span><text:span text:style-name="T48"> </text:span><text:span text:style-name="T50">导航名_2</text:span><text:span text:style-name="T49">薪资核算</text:span></text:p>
      <text:p text:style-name="P50"><text:tab/><text:tab/><text:tab/>功能添加:<text:tab/></text:p>
      <text:p text:style-name="P49"><text:bookmark-start text:name="__DdeLink__1965_372756640"/><text:tab/><text:tab/><text:tab/><text:tab/>功能名称:功能导航权限<text:tab/><text:bookmark-end text:name="__DdeLink__1965_372756640"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6-29T10:06:22.106440487</dc:date>
    <meta:editing-duration>P1DT19H38M38S</meta:editing-duration>
    <meta:editing-cycles>507</meta:editing-cycles>
    <meta:generator>LibreOffice/5.1.6.2.0$Linux_X86_64 LibreOffice_project/10$Build-2</meta:generator>
    <meta:document-statistic meta:table-count="0" meta:image-count="0" meta:object-count="0" meta:page-count="8" meta:paragraph-count="408" meta:word-count="4815" meta:character-count="8022" meta:non-whitespace-character-count="5845"/>
  </office:meta>
</office:document-meta>
</file>